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1603.93pt" svg:y="20.86pt">
            <draw:object draw:notify-on-update-of-ranges="Sheet1.B5:Sheet1.S5 Sheet1.A15:Sheet1.A15 Sheet1.B15:Sheet1.S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10.05pt" svg:y="295.97pt">
            <draw:object draw:notify-on-update-of-ranges="Sheet1.B5:Sheet1.S5 Sheet1.A15:Sheet1.A15 Sheet1.B35:Sheet1.S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22.66pt" svg:y="604.66pt">
            <draw:object draw:notify-on-update-of-ranges="Sheet1.B5:Sheet1.S5 Sheet1.A15:Sheet1.A15 Sheet1.B55:Sheet1.S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40.78pt" svg:y="892.26pt">
            <draw:object draw:notify-on-update-of-ranges="Sheet1.B5:Sheet1.S5 Sheet1.A15:Sheet1.A15 Sheet1.B75:Sheet1.S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637.63pt" svg:y="1150.53pt">
            <draw:object draw:notify-on-update-of-ranges="Sheet1.B5:Sheet1.S5 Sheet1.A15:Sheet1.A15 Sheet1.B95:Sheet1.S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638.43pt" svg:y="1408.79pt">
            <draw:object draw:notify-on-update-of-ranges="Sheet1.B5:Sheet1.S5 Sheet1.A15:Sheet1.A15 Sheet1.B115:Sheet1.S1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636.84pt" svg:y="1667.06pt">
            <draw:object draw:notify-on-update-of-ranges="Sheet1.B5:Sheet1.S5 Sheet1.A15:Sheet1.A15 Sheet1.B136:Sheet1.S1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641.6pt" svg:y="1958.43pt">
            <draw:object draw:notify-on-update-of-ranges="Sheet1.B5:Sheet1.S5 Sheet1.A15:Sheet1.A15 Sheet1.B158:Sheet1.S15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641.6pt" svg:y="2215.96pt">
            <draw:object draw:notify-on-update-of-ranges="Sheet1.B5:Sheet1.S5 Sheet1.A15:Sheet1.A15 Sheet1.B178:Sheet1.S17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1636.07pt" svg:y="2494.52pt">
            <draw:object draw:notify-on-update-of-ranges="Sheet1.B5:Sheet1.S5 Sheet1.A15:Sheet1.A15 Sheet1.B203:Sheet1.S20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642.39pt" svg:y="2759.56pt">
            <draw:object draw:notify-on-update-of-ranges="Sheet1.B5:Sheet1.S5 Sheet1.A15:Sheet1.A15 Sheet1.B222:Sheet1.S22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Experiment COUNTED for ECG200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best option:</text:p>
          </table:table-cell>
          <table:table-cell office:value-type="string" calcext:value-type="string">
            <text:p>parts: 5 ngram: 2 alpha: 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7"/>
          <table:table-cell office:value-type="string" calcext:value-type="string">
            <text:p>3 2 5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office:value-type="string" calcext:value-type="string">
            <text:p>5 2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formula="of:=CONCATENATE([.B7];&quot; &quot;;[.B8];&quot; &quot;;[.B9])" office:value-type="string" office:string-value="parts: 1 ngram: 2 alpha: 3" calcext:value-type="string">
            <text:p>parts: 1 ngram: 2 alpha: 3</text:p>
          </table:table-cell>
          <table:table-cell table:formula="of:=CONCATENATE([.C7];&quot; &quot;;[.C8];&quot; &quot;;[.C9])" office:value-type="string" office:string-value="parts: 1 ngram: 2 alpha: 5" calcext:value-type="string">
            <text:p>parts: 1 ngram: 2 alpha: 5</text:p>
          </table:table-cell>
          <table:table-cell table:formula="of:=CONCATENATE([.D7];&quot; &quot;;[.D8];&quot; &quot;;[.D9])" office:value-type="string" office:string-value="parts: 1 ngram: 2 alpha: 11" calcext:value-type="string">
            <text:p>parts: 1 ngram: 2 alpha: 11</text:p>
          </table:table-cell>
          <table:table-cell table:formula="of:=CONCATENATE([.E7];&quot; &quot;;[.E8];&quot; &quot;;[.E9])" office:value-type="string" office:string-value="parts: 1 ngram: 3 alpha: 3" calcext:value-type="string">
            <text:p>parts: 1 ngram: 3 alpha: 3</text:p>
          </table:table-cell>
          <table:table-cell table:formula="of:=CONCATENATE([.F7];&quot; &quot;;[.F8];&quot; &quot;;[.F9])" office:value-type="string" office:string-value="parts: 1 ngram: 3 alpha: 5" calcext:value-type="string">
            <text:p>parts: 1 ngram: 3 alpha: 5</text:p>
          </table:table-cell>
          <table:table-cell table:formula="of:=CONCATENATE([.G7];&quot; &quot;;[.G8];&quot; &quot;;[.G9])" office:value-type="string" office:string-value="parts: 1 ngram: 3 alpha: 11" calcext:value-type="string">
            <text:p>parts: 1 ngram: 3 alpha: 11</text:p>
          </table:table-cell>
          <table:table-cell table:formula="of:=CONCATENATE([.H7];&quot; &quot;;[.H8];&quot; &quot;;[.H9])" office:value-type="string" office:string-value="parts: 3 ngram: 2 alpha: 3" calcext:value-type="string">
            <text:p>parts: 3 ngram: 2 alpha: 3</text:p>
          </table:table-cell>
          <table:table-cell table:formula="of:=CONCATENATE([.I7];&quot; &quot;;[.I8];&quot; &quot;;[.I9])" office:value-type="string" office:string-value="parts: 3 ngram: 2 alpha: 5" calcext:value-type="string">
            <text:p>parts: 3 ngram: 2 alpha: 5</text:p>
          </table:table-cell>
          <table:table-cell table:formula="of:=CONCATENATE([.J7];&quot; &quot;;[.J8];&quot; &quot;;[.J9])" office:value-type="string" office:string-value="parts: 3 ngram: 2 alpha: 11" calcext:value-type="string">
            <text:p>parts: 3 ngram: 2 alpha: 11</text:p>
          </table:table-cell>
          <table:table-cell table:formula="of:=CONCATENATE([.K7];&quot; &quot;;[.K8];&quot; &quot;;[.K9])" office:value-type="string" office:string-value="parts: 3 ngram: 3 alpha: 3" calcext:value-type="string">
            <text:p>parts: 3 ngram: 3 alpha: 3</text:p>
          </table:table-cell>
          <table:table-cell table:formula="of:=CONCATENATE([.L7];&quot; &quot;;[.L8];&quot; &quot;;[.L9])" office:value-type="string" office:string-value="parts: 5 ngram: 3 alpha: 11" calcext:value-type="string">
            <text:p>parts: 5 ngram: 3 alpha: 11</text:p>
          </table:table-cell>
          <table:table-cell table:formula="of:=CONCATENATE([.M7];&quot; &quot;;[.M8];&quot; &quot;;[.M9])" office:value-type="string" office:string-value="parts: 5 ngram: 3 alpha: 5" calcext:value-type="string">
            <text:p>parts: 5 ngram: 3 alpha: 5</text:p>
          </table:table-cell>
          <table:table-cell table:formula="of:=CONCATENATE([.N7];&quot; &quot;;[.N8];&quot; &quot;;[.N9])" office:value-type="string" office:string-value="parts: 5 ngram: 3 alpha: 3" calcext:value-type="string">
            <text:p>parts: 5 ngram: 3 alpha: 3</text:p>
          </table:table-cell>
          <table:table-cell table:formula="of:=CONCATENATE([.O7];&quot; &quot;;[.O8];&quot; &quot;;[.O9])" office:value-type="string" office:string-value="parts: 5 ngram: 2 alpha: 11" calcext:value-type="string">
            <text:p>parts: 5 ngram: 2 alpha: 11</text:p>
          </table:table-cell>
          <table:table-cell table:formula="of:=CONCATENATE([.P7];&quot; &quot;;[.P8];&quot; &quot;;[.P9])" office:value-type="string" office:string-value="parts: 5 ngram: 2 alpha: 5" calcext:value-type="string">
            <text:p>parts: 5 ngram: 2 alpha: 5</text:p>
          </table:table-cell>
          <table:table-cell table:formula="of:=CONCATENATE([.Q7];&quot; &quot;;[.Q8];&quot; &quot;;[.Q9])" office:value-type="string" office:string-value="parts: 5 ngram: 2 alpha: 3" calcext:value-type="string">
            <text:p>parts: 5 ngram: 2 alpha: 3</text:p>
          </table:table-cell>
          <table:table-cell table:formula="of:=CONCATENATE([.R7];&quot; &quot;;[.R8];&quot; &quot;;[.R9])" office:value-type="string" office:string-value="parts: 3 ngram: 3 alpha: 11" calcext:value-type="string">
            <text:p>parts: 3 ngram: 3 alpha: 11</text:p>
          </table:table-cell>
          <table:table-cell table:formula="of:=CONCATENATE([.S7];&quot; &quot;;[.S8];&quot; &quot;;[.S9])" office:value-type="string" office:string-value="parts: 3 ngram: 3 alpha: 5" calcext:value-type="string">
            <text:p>parts: 3 ngram: 3 alpha: 5</text:p>
          </table:table-cell>
        </table:table-row>
        <table:table-row table:style-name="ro1">
          <table:table-cell office:value-type="string" calcext:value-type="string">
            <text:p>COUNTED for ECG200 with params:</text:p>
          </table:table-cell>
          <table:table-cell table:number-columns-repeated="18"/>
        </table:table-row>
        <table:table-row table:style-name="ro1">
          <table:table-cell/>
          <table:table-cell table:number-columns-repeated="6" office:value-type="string" calcext:value-type="string">
            <text:p>parts: 1</text:p>
          </table:table-cell>
          <table:table-cell table:number-columns-repeated="4" office:value-type="string" calcext:value-type="string">
            <text:p>parts: 3</text:p>
          </table:table-cell>
          <table:table-cell table:number-columns-repeated="6" office:value-type="string" calcext:value-type="string">
            <text:p>parts: 5</text:p>
          </table:table-cell>
          <table:table-cell table:number-columns-repeated="2" office:value-type="string" calcext:value-type="string">
            <text:p>parts: 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gram: 2</text:p>
          </table:table-cell>
          <table:table-cell table:number-columns-repeated="3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  <table:table-cell table:number-columns-repeated="4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  <table:table-cell table:number-columns-repeated="2" office:value-type="string" calcext:value-type="string">
            <text:p>ngram: 3</text:p>
          </table:table-cell>
        </table:table-row>
        <table:table-row table:style-name="ro1">
          <table:table-cell/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11192" calcext:value-type="float">
            <text:p>0.711192</text:p>
          </table:table-cell>
          <table:table-cell office:value-type="float" office:value="0.798646" calcext:value-type="float">
            <text:p>0.798646</text:p>
          </table:table-cell>
          <table:table-cell office:value-type="float" office:value="0.794953" calcext:value-type="float">
            <text:p>0.794953</text:p>
          </table:table-cell>
          <table:table-cell office:value-type="float" office:value="0.755079" calcext:value-type="float">
            <text:p>0.755079</text:p>
          </table:table-cell>
          <table:table-cell office:value-type="float" office:value="0.756224" calcext:value-type="float">
            <text:p>0.756224</text:p>
          </table:table-cell>
          <table:table-cell office:value-type="float" office:value="0.753624" calcext:value-type="float">
            <text:p>0.753624</text:p>
          </table:table-cell>
          <table:table-cell office:value-type="float" office:value="0.796257" calcext:value-type="float">
            <text:p>0.796257</text:p>
          </table:table-cell>
          <table:table-cell office:value-type="float" office:value="0.791368" calcext:value-type="float">
            <text:p>0.791368</text:p>
          </table:table-cell>
          <table:table-cell office:value-type="float" office:value="0.786415" calcext:value-type="float">
            <text:p>0.786415</text:p>
          </table:table-cell>
          <table:table-cell office:value-type="float" office:value="0.811309" calcext:value-type="float">
            <text:p>0.811309</text:p>
          </table:table-cell>
          <table:table-cell office:value-type="float" office:value="0.78049" calcext:value-type="float">
            <text:p>0.78049</text:p>
          </table:table-cell>
          <table:table-cell office:value-type="float" office:value="0.769337" calcext:value-type="float">
            <text:p>0.769337</text:p>
          </table:table-cell>
          <table:table-cell office:value-type="float" office:value="0.804579" calcext:value-type="float">
            <text:p>0.804579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769566" calcext:value-type="float">
            <text:p>0.769566</text:p>
          </table:table-cell>
          <table:table-cell office:value-type="float" office:value="0.779127" calcext:value-type="float">
            <text:p>0.779127</text:p>
          </table:table-cell>
          <table:table-cell office:value-type="float" office:value="0.786381" calcext:value-type="float">
            <text:p>0.7863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98038" calcext:value-type="float">
            <text:p>0.598038</text:p>
          </table:table-cell>
          <table:table-cell office:value-type="float" office:value="0.723959" calcext:value-type="float">
            <text:p>0.723959</text:p>
          </table:table-cell>
          <table:table-cell office:value-type="float" office:value="0.752696" calcext:value-type="float">
            <text:p>0.752696</text:p>
          </table:table-cell>
          <table:table-cell office:value-type="float" office:value="0.677441" calcext:value-type="float">
            <text:p>0.677441</text:p>
          </table:table-cell>
          <table:table-cell office:value-type="float" office:value="0.694723" calcext:value-type="float">
            <text:p>0.694723</text:p>
          </table:table-cell>
          <table:table-cell office:value-type="float" office:value="0.676601" calcext:value-type="float">
            <text:p>0.676601</text:p>
          </table:table-cell>
          <table:table-cell office:value-type="float" office:value="0.742031" calcext:value-type="float">
            <text:p>0.742031</text:p>
          </table:table-cell>
          <table:table-cell office:value-type="float" office:value="0.737043" calcext:value-type="float">
            <text:p>0.737043</text:p>
          </table:table-cell>
          <table:table-cell office:value-type="float" office:value="0.713144" calcext:value-type="float">
            <text:p>0.713144</text:p>
          </table:table-cell>
          <table:table-cell office:value-type="float" office:value="0.773436" calcext:value-type="float">
            <text:p>0.773436</text:p>
          </table:table-cell>
          <table:table-cell office:value-type="float" office:value="0.728697" calcext:value-type="float">
            <text:p>0.728697</text:p>
          </table:table-cell>
          <table:table-cell office:value-type="float" office:value="0.717882" calcext:value-type="float">
            <text:p>0.717882</text:p>
          </table:table-cell>
          <table:table-cell office:value-type="float" office:value="0.748698" calcext:value-type="float">
            <text:p>0.748698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4282" calcext:value-type="float">
            <text:p>0.74282</text:p>
          </table:table-cell>
          <table:table-cell office:value-type="float" office:value="0.738423" calcext:value-type="float">
            <text:p>0.738423</text:p>
          </table:table-cell>
          <table:table-cell office:value-type="float" office:value="0.713884" calcext:value-type="float">
            <text:p>0.713884</text:p>
          </table:table-cell>
          <table:table-cell office:value-type="float" office:value="0.74356" calcext:value-type="float">
            <text:p>0.743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4649" calcext:value-type="float">
            <text:p>0.654649</text:p>
          </table:table-cell>
          <table:table-cell office:value-type="float" office:value="0.760965" calcext:value-type="float">
            <text:p>0.760965</text:p>
          </table:table-cell>
          <table:table-cell office:value-type="float" office:value="0.772744" calcext:value-type="float">
            <text:p>0.772744</text:p>
          </table:table-cell>
          <table:table-cell office:value-type="float" office:value="0.715914" calcext:value-type="float">
            <text:p>0.715914</text:p>
          </table:table-cell>
          <table:table-cell office:value-type="float" office:value="0.724898" calcext:value-type="float">
            <text:p>0.724898</text:p>
          </table:table-cell>
          <table:table-cell office:value-type="float" office:value="0.714588" calcext:value-type="float">
            <text:p>0.714588</text:p>
          </table:table-cell>
          <table:table-cell office:value-type="float" office:value="0.768845" calcext:value-type="float">
            <text:p>0.768845</text:p>
          </table:table-cell>
          <table:table-cell office:value-type="float" office:value="0.763833" calcext:value-type="float">
            <text:p>0.763833</text:p>
          </table:table-cell>
          <table:table-cell office:value-type="float" office:value="0.749781" calcext:value-type="float">
            <text:p>0.749781</text:p>
          </table:table-cell>
          <table:table-cell office:value-type="float" office:value="0.791482" calcext:value-type="float">
            <text:p>0.791482</text:p>
          </table:table-cell>
          <table:table-cell office:value-type="float" office:value="0.75384" calcext:value-type="float">
            <text:p>0.75384</text:p>
          </table:table-cell>
          <table:table-cell office:value-type="float" office:value="0.742586" calcext:value-type="float">
            <text:p>0.742586</text:p>
          </table:table-cell>
          <table:table-cell office:value-type="float" office:value="0.776246" calcext:value-type="float">
            <text:p>0.776246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767657" calcext:value-type="float">
            <text:p>0.767657</text:p>
          </table:table-cell>
          <table:table-cell office:value-type="float" office:value="0.751527" calcext:value-type="float">
            <text:p>0.751527</text:p>
          </table:table-cell>
          <table:table-cell office:value-type="float" office:value="0.746122" calcext:value-type="float">
            <text:p>0.746122</text:p>
          </table:table-cell>
          <table:table-cell office:value-type="float" office:value="0.763991" calcext:value-type="float">
            <text:p>0.76399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table:number-columns-repeated="2" office:value-type="float" office:value="0.756667" calcext:value-type="float">
            <text:p>0.75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96667" calcext:value-type="float">
            <text:p>0.79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0.793333" calcext:value-type="float">
            <text:p>0.79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93S</text:p>
          </table:table-cell>
          <table:table-cell table:formula="of:=MAX([.B11:.B16])" office:value-type="float" office:value="0.716667" calcext:value-type="float">
            <text:p>0.716667</text:p>
          </table:table-cell>
          <table:table-cell table:formula="of:=MAX([.C11:.C16])" office:value-type="float" office:value="0.8" calcext:value-type="float">
            <text:p>0.8</text:p>
          </table:table-cell>
          <table:table-cell table:formula="of:=MAX([.D11:.D16])" office:value-type="float" office:value="0.794953" calcext:value-type="float">
            <text:p>0.794953</text:p>
          </table:table-cell>
          <table:table-cell table:formula="of:=MAX([.E11:.E16])" office:value-type="float" office:value="0.756667" calcext:value-type="float">
            <text:p>0.756667</text:p>
          </table:table-cell>
          <table:table-cell table:formula="of:=MAX([.F11:.F16])" office:value-type="float" office:value="0.756667" calcext:value-type="float">
            <text:p>0.756667</text:p>
          </table:table-cell>
          <table:table-cell table:formula="of:=MAX([.G11:.G16])" office:value-type="float" office:value="0.755" calcext:value-type="float">
            <text:p>0.755</text:p>
          </table:table-cell>
          <table:table-cell table:formula="of:=MAX([.H11:.H16])" office:value-type="float" office:value="0.796667" calcext:value-type="float">
            <text:p>0.796667</text:p>
          </table:table-cell>
          <table:table-cell table:formula="of:=MAX([.I11:.I16])" office:value-type="float" office:value="0.791667" calcext:value-type="float">
            <text:p>0.791667</text:p>
          </table:table-cell>
          <table:table-cell table:formula="of:=MAX([.J11:.J16])" office:value-type="float" office:value="0.788333" calcext:value-type="float">
            <text:p>0.788333</text:p>
          </table:table-cell>
          <table:table-cell table:formula="of:=MAX([.K11:.K16])" office:value-type="float" office:value="0.811309" calcext:value-type="float">
            <text:p>0.811309</text:p>
          </table:table-cell>
          <table:table-cell table:formula="of:=MAX([.L11:.L16])" office:value-type="float" office:value="0.78049" calcext:value-type="float">
            <text:p>0.78049</text:p>
          </table:table-cell>
          <table:table-cell table:formula="of:=MAX([.M11:.M16])" office:value-type="float" office:value="0.769337" calcext:value-type="float">
            <text:p>0.769337</text:p>
          </table:table-cell>
          <table:table-cell table:formula="of:=MAX([.N11:.N16])" office:value-type="float" office:value="0.805" calcext:value-type="float">
            <text:p>0.805</text:p>
          </table:table-cell>
          <table:table-cell table:formula="of:=MAX([.O11:.O16])" office:value-type="float" office:value="0.8" calcext:value-type="float">
            <text:p>0.8</text:p>
          </table:table-cell>
          <table:table-cell table:formula="of:=MAX([.P11:.P16])" office:value-type="float" office:value="0.793665" calcext:value-type="float">
            <text:p>0.793665</text:p>
          </table:table-cell>
          <table:table-cell table:formula="of:=MAX([.Q11:.Q16])" office:value-type="float" office:value="0.769566" calcext:value-type="float">
            <text:p>0.769566</text:p>
          </table:table-cell>
          <table:table-cell table:formula="of:=MAX([.R11:.R16])" office:value-type="float" office:value="0.78" calcext:value-type="float">
            <text:p>0.78</text:p>
          </table:table-cell>
          <table:table-cell table:formula="of:=MAX([.S11:.S16])" office:value-type="float" office:value="0.786381" calcext:value-type="float">
            <text:p>0.786381</text:p>
          </table:table-cell>
        </table:table-row>
        <table:table-row table:style-name="ro1">
          <table:table-cell/>
          <table:table-cell table:formula="of:=LOOKUP(MAX([.B18:.S18]);[.B18:.S18];[.$B$5:.$S$5])" office:value-type="string" office:string-value="parts: 3 ngram: 3 alpha: 3" calcext:value-type="string">
            <text:p>parts: 3 ngram: 3 alpha: 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ECGFIVEDAY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ECGFIVEDAY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4966" calcext:value-type="float">
            <text:p>0.824966</text:p>
          </table:table-cell>
          <table:table-cell office:value-type="float" office:value="0.881272" calcext:value-type="float">
            <text:p>0.881272</text:p>
          </table:table-cell>
          <table:table-cell office:value-type="float" office:value="0.892953" calcext:value-type="float">
            <text:p>0.892953</text:p>
          </table:table-cell>
          <table:table-cell office:value-type="float" office:value="0.835452" calcext:value-type="float">
            <text:p>0.835452</text:p>
          </table:table-cell>
          <table:table-cell office:value-type="float" office:value="0.900848" calcext:value-type="float">
            <text:p>0.900848</text:p>
          </table:table-cell>
          <table:table-cell office:value-type="float" office:value="0.903109" calcext:value-type="float">
            <text:p>0.903109</text:p>
          </table:table-cell>
          <table:table-cell office:value-type="float" office:value="0.872126" calcext:value-type="float">
            <text:p>0.872126</text:p>
          </table:table-cell>
          <table:table-cell office:value-type="float" office:value="0.913693" calcext:value-type="float">
            <text:p>0.913693</text:p>
          </table:table-cell>
          <table:table-cell office:value-type="float" office:value="0.904721" calcext:value-type="float">
            <text:p>0.904721</text:p>
          </table:table-cell>
          <table:table-cell office:value-type="float" office:value="0.90521" calcext:value-type="float">
            <text:p>0.90521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67577" calcext:value-type="float">
            <text:p>0.967577</text:p>
          </table:table-cell>
          <table:table-cell office:value-type="float" office:value="0.975508" calcext:value-type="float">
            <text:p>0.975508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73271" calcext:value-type="float">
            <text:p>0.973271</text:p>
          </table:table-cell>
          <table:table-cell office:value-type="float" office:value="0.97475" calcext:value-type="float">
            <text:p>0.97475</text:p>
          </table:table-cell>
          <table:table-cell office:value-type="float" office:value="0.899352" calcext:value-type="float">
            <text:p>0.899352</text:p>
          </table:table-cell>
          <table:table-cell office:value-type="float" office:value="0.910508" calcext:value-type="float">
            <text:p>0.91050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16742" calcext:value-type="float">
            <text:p>0.816742</text:p>
          </table:table-cell>
          <table:table-cell office:value-type="float" office:value="0.881222" calcext:value-type="float">
            <text:p>0.881222</text:p>
          </table:table-cell>
          <table:table-cell office:value-type="float" office:value="0.892911" calcext:value-type="float">
            <text:p>0.892911</text:p>
          </table:table-cell>
          <table:table-cell office:value-type="float" office:value="0.83371" calcext:value-type="float">
            <text:p>0.83371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903092" calcext:value-type="float">
            <text:p>0.903092</text:p>
          </table:table-cell>
          <table:table-cell office:value-type="float" office:value="0.871041" calcext:value-type="float">
            <text:p>0.871041</text:p>
          </table:table-cell>
          <table:table-cell office:value-type="float" office:value="0.91365" calcext:value-type="float">
            <text:p>0.91365</text:p>
          </table:table-cell>
          <table:table-cell table:number-columns-repeated="2" office:value-type="float" office:value="0.9046" calcext:value-type="float">
            <text:p>0.904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73228" calcext:value-type="float">
            <text:p>0.973228</text:p>
          </table:table-cell>
          <table:table-cell office:value-type="float" office:value="0.974736" calcext:value-type="float">
            <text:p>0.974736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909879" calcext:value-type="float">
            <text:p>0.9098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931S</text:p>
          </table:table-cell>
          <table:table-cell table:formula="of:=MAX([.B31:.B36])" office:value-type="float" office:value="0.824966" calcext:value-type="float">
            <text:p>0.824966</text:p>
          </table:table-cell>
          <table:table-cell table:formula="of:=MAX([.C31:.C36])" office:value-type="float" office:value="0.881272" calcext:value-type="float">
            <text:p>0.881272</text:p>
          </table:table-cell>
          <table:table-cell table:formula="of:=MAX([.D31:.D36])" office:value-type="float" office:value="0.892953" calcext:value-type="float">
            <text:p>0.892953</text:p>
          </table:table-cell>
          <table:table-cell table:formula="of:=MAX([.E31:.E36])" office:value-type="float" office:value="0.835452" calcext:value-type="float">
            <text:p>0.835452</text:p>
          </table:table-cell>
          <table:table-cell table:formula="of:=MAX([.F31:.F36])" office:value-type="float" office:value="0.900848" calcext:value-type="float">
            <text:p>0.900848</text:p>
          </table:table-cell>
          <table:table-cell table:formula="of:=MAX([.G31:.G36])" office:value-type="float" office:value="0.903109" calcext:value-type="float">
            <text:p>0.903109</text:p>
          </table:table-cell>
          <table:table-cell table:formula="of:=MAX([.H31:.H36])" office:value-type="float" office:value="0.872126" calcext:value-type="float">
            <text:p>0.872126</text:p>
          </table:table-cell>
          <table:table-cell table:formula="of:=MAX([.I31:.I36])" office:value-type="float" office:value="0.913693" calcext:value-type="float">
            <text:p>0.913693</text:p>
          </table:table-cell>
          <table:table-cell table:formula="of:=MAX([.J31:.J36])" office:value-type="float" office:value="0.904721" calcext:value-type="float">
            <text:p>0.904721</text:p>
          </table:table-cell>
          <table:table-cell table:formula="of:=MAX([.K31:.K36])" office:value-type="float" office:value="0.90521" calcext:value-type="float">
            <text:p>0.90521</text:p>
          </table:table-cell>
          <table:table-cell table:formula="of:=MAX([.L31:.L36])" office:value-type="float" office:value="0.94125" calcext:value-type="float">
            <text:p>0.94125</text:p>
          </table:table-cell>
          <table:table-cell table:formula="of:=MAX([.M31:.M36])" office:value-type="float" office:value="0.967577" calcext:value-type="float">
            <text:p>0.967577</text:p>
          </table:table-cell>
          <table:table-cell table:formula="of:=MAX([.N31:.N36])" office:value-type="float" office:value="0.975508" calcext:value-type="float">
            <text:p>0.975508</text:p>
          </table:table-cell>
          <table:table-cell table:formula="of:=MAX([.O31:.O36])" office:value-type="float" office:value="0.940479" calcext:value-type="float">
            <text:p>0.940479</text:p>
          </table:table-cell>
          <table:table-cell table:formula="of:=MAX([.P31:.P36])" office:value-type="float" office:value="0.973271" calcext:value-type="float">
            <text:p>0.973271</text:p>
          </table:table-cell>
          <table:table-cell table:formula="of:=MAX([.Q31:.Q36])" office:value-type="float" office:value="0.97475" calcext:value-type="float">
            <text:p>0.97475</text:p>
          </table:table-cell>
          <table:table-cell table:formula="of:=MAX([.R31:.R36])" office:value-type="float" office:value="0.899352" calcext:value-type="float">
            <text:p>0.899352</text:p>
          </table:table-cell>
          <table:table-cell table:formula="of:=MAX([.S31:.S36])" office:value-type="float" office:value="0.910508" calcext:value-type="float">
            <text:p>0.910508</text:p>
          </table:table-cell>
        </table:table-row>
        <table:table-row table:style-name="ro1">
          <table:table-cell/>
          <table:table-cell table:formula="of:=LOOKUP(MAX([.B38:.S38]);[.B38:.S38];[.$B$5:.$S$5])" office:value-type="string" office:string-value="parts: 5 ngram: 3 alpha: 3" calcext:value-type="string">
            <text:p>parts: 5 ngram: 3 alpha: 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TWOLEADECG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TWOLEADECG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3715" calcext:value-type="float">
            <text:p>0.833715</text:p>
          </table:table-cell>
          <table:table-cell office:value-type="float" office:value="0.940176" calcext:value-type="float">
            <text:p>0.940176</text:p>
          </table:table-cell>
          <table:table-cell office:value-type="float" office:value="0.977057" calcext:value-type="float">
            <text:p>0.977057</text:p>
          </table:table-cell>
          <table:table-cell office:value-type="float" office:value="0.862817" calcext:value-type="float">
            <text:p>0.862817</text:p>
          </table:table-cell>
          <table:table-cell office:value-type="float" office:value="0.938361" calcext:value-type="float">
            <text:p>0.938361</text:p>
          </table:table-cell>
          <table:table-cell office:value-type="float" office:value="0.978213" calcext:value-type="float">
            <text:p>0.978213</text:p>
          </table:table-cell>
          <table:table-cell office:value-type="float" office:value="0.860364" calcext:value-type="float">
            <text:p>0.860364</text:p>
          </table:table-cell>
          <table:table-cell office:value-type="float" office:value="0.943927" calcext:value-type="float">
            <text:p>0.943927</text:p>
          </table:table-cell>
          <table:table-cell office:value-type="float" office:value="0.968734" calcext:value-type="float">
            <text:p>0.968734</text:p>
          </table:table-cell>
          <table:table-cell office:value-type="float" office:value="0.856156" calcext:value-type="float">
            <text:p>0.856156</text:p>
          </table:table-cell>
          <table:table-cell office:value-type="float" office:value="0.928953" calcext:value-type="float">
            <text:p>0.928953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0.83388" calcext:value-type="float">
            <text:p>0.83388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836854" calcext:value-type="float">
            <text:p>0.836854</text:p>
          </table:table-cell>
          <table:table-cell office:value-type="float" office:value="0.965655" calcext:value-type="float">
            <text:p>0.965655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276" calcext:value-type="float">
            <text:p>0.83276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43775" calcext:value-type="float">
            <text:p>0.943775</text:p>
          </table:table-cell>
          <table:table-cell office:value-type="float" office:value="0.968732" calcext:value-type="float">
            <text:p>0.968732</text:p>
          </table:table-cell>
          <table:table-cell office:value-type="float" office:value="0.855422" calcext:value-type="float">
            <text:p>0.855422</text:p>
          </table:table-cell>
          <table:table-cell office:value-type="float" office:value="0.928858" calcext:value-type="float">
            <text:p>0.92885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832473" calcext:value-type="float">
            <text:p>0.832473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20826" calcext:value-type="float">
            <text:p>0.920826</text:p>
          </table:table-cell>
          <table:table-cell office:value-type="float" office:value="0.836776" calcext:value-type="float">
            <text:p>0.83677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35456" calcext:value-type="float">
            <text:p>0.93545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619S</text:p>
          </table:table-cell>
          <table:table-cell table:formula="of:=MAX([.B51:.B56])" office:value-type="float" office:value="0.833715" calcext:value-type="float">
            <text:p>0.833715</text:p>
          </table:table-cell>
          <table:table-cell table:formula="of:=MAX([.C51:.C56])" office:value-type="float" office:value="0.940176" calcext:value-type="float">
            <text:p>0.940176</text:p>
          </table:table-cell>
          <table:table-cell table:formula="of:=MAX([.D51:.D56])" office:value-type="float" office:value="0.977057" calcext:value-type="float">
            <text:p>0.977057</text:p>
          </table:table-cell>
          <table:table-cell table:formula="of:=MAX([.E51:.E56])" office:value-type="float" office:value="0.862817" calcext:value-type="float">
            <text:p>0.862817</text:p>
          </table:table-cell>
          <table:table-cell table:formula="of:=MAX([.F51:.F56])" office:value-type="float" office:value="0.938361" calcext:value-type="float">
            <text:p>0.938361</text:p>
          </table:table-cell>
          <table:table-cell table:formula="of:=MAX([.G51:.G56])" office:value-type="float" office:value="0.978213" calcext:value-type="float">
            <text:p>0.978213</text:p>
          </table:table-cell>
          <table:table-cell table:formula="of:=MAX([.H51:.H56])" office:value-type="float" office:value="0.860364" calcext:value-type="float">
            <text:p>0.860364</text:p>
          </table:table-cell>
          <table:table-cell table:formula="of:=MAX([.I51:.I56])" office:value-type="float" office:value="0.943927" calcext:value-type="float">
            <text:p>0.943927</text:p>
          </table:table-cell>
          <table:table-cell table:formula="of:=MAX([.J51:.J56])" office:value-type="float" office:value="0.968734" calcext:value-type="float">
            <text:p>0.968734</text:p>
          </table:table-cell>
          <table:table-cell table:formula="of:=MAX([.K51:.K56])" office:value-type="float" office:value="0.856156" calcext:value-type="float">
            <text:p>0.856156</text:p>
          </table:table-cell>
          <table:table-cell table:formula="of:=MAX([.L51:.L56])" office:value-type="float" office:value="0.928953" calcext:value-type="float">
            <text:p>0.928953</text:p>
          </table:table-cell>
          <table:table-cell table:formula="of:=MAX([.M51:.M56])" office:value-type="float" office:value="0.911364" calcext:value-type="float">
            <text:p>0.911364</text:p>
          </table:table-cell>
          <table:table-cell table:formula="of:=MAX([.N51:.N56])" office:value-type="float" office:value="0.83388" calcext:value-type="float">
            <text:p>0.83388</text:p>
          </table:table-cell>
          <table:table-cell table:formula="of:=MAX([.O51:.O56])" office:value-type="float" office:value="0.919715" calcext:value-type="float">
            <text:p>0.919715</text:p>
          </table:table-cell>
          <table:table-cell table:formula="of:=MAX([.P51:.P56])" office:value-type="float" office:value="0.920875" calcext:value-type="float">
            <text:p>0.920875</text:p>
          </table:table-cell>
          <table:table-cell table:formula="of:=MAX([.Q51:.Q56])" office:value-type="float" office:value="0.836854" calcext:value-type="float">
            <text:p>0.836854</text:p>
          </table:table-cell>
          <table:table-cell table:formula="of:=MAX([.R51:.R56])" office:value-type="float" office:value="0.965655" calcext:value-type="float">
            <text:p>0.965655</text:p>
          </table:table-cell>
          <table:table-cell table:formula="of:=MAX([.S51:.S56])" office:value-type="float" office:value="0.935566" calcext:value-type="float">
            <text:p>0.935566</text:p>
          </table:table-cell>
        </table:table-row>
        <table:table-row table:style-name="ro1">
          <table:table-cell/>
          <table:table-cell table:formula="of:=LOOKUP(MAX([.B58:.S58]);[.B58:.S58];[.$B$5:.$S$5])" office:value-type="string" office:string-value="parts: 1 ngram: 3 alpha: 11" calcext:value-type="string">
            <text:p>parts: 1 ngram: 3 alpha: 1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YOGA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68634" calcext:value-type="float">
            <text:p>0.668634</text:p>
          </table:table-cell>
          <table:table-cell office:value-type="float" office:value="0.76436" calcext:value-type="float">
            <text:p>0.76436</text:p>
          </table:table-cell>
          <table:table-cell office:value-type="float" office:value="0.774036" calcext:value-type="float">
            <text:p>0.774036</text:p>
          </table:table-cell>
          <table:table-cell office:value-type="float" office:value="0.707612" calcext:value-type="float">
            <text:p>0.707612</text:p>
          </table:table-cell>
          <table:table-cell office:value-type="float" office:value="0.764342" calcext:value-type="float">
            <text:p>0.764342</text:p>
          </table:table-cell>
          <table:table-cell office:value-type="float" office:value="0.744317" calcext:value-type="float">
            <text:p>0.744317</text:p>
          </table:table-cell>
          <table:table-cell office:value-type="float" office:value="0.791547" calcext:value-type="float">
            <text:p>0.791547</text:p>
          </table:table-cell>
          <table:table-cell office:value-type="float" office:value="0.808413" calcext:value-type="float">
            <text:p>0.808413</text:p>
          </table:table-cell>
          <table:table-cell office:value-type="float" office:value="0.809977" calcext:value-type="float">
            <text:p>0.809977</text:p>
          </table:table-cell>
          <table:table-cell office:value-type="float" office:value="0.804894" calcext:value-type="float">
            <text:p>0.804894</text:p>
          </table:table-cell>
          <table:table-cell office:value-type="float" office:value="0.810848" calcext:value-type="float">
            <text:p>0.810848</text:p>
          </table:table-cell>
          <table:table-cell office:value-type="float" office:value="0.836432" calcext:value-type="float">
            <text:p>0.836432</text:p>
          </table:table-cell>
          <table:table-cell office:value-type="float" office:value="0.834095" calcext:value-type="float">
            <text:p>0.834095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35823" calcext:value-type="float">
            <text:p>0.835823</text:p>
          </table:table-cell>
          <table:table-cell office:value-type="float" office:value="0.831673" calcext:value-type="float">
            <text:p>0.831673</text:p>
          </table:table-cell>
          <table:table-cell office:value-type="float" office:value="0.79257" calcext:value-type="float">
            <text:p>0.79257</text:p>
          </table:table-cell>
          <table:table-cell office:value-type="float" office:value="0.804363" calcext:value-type="float">
            <text:p>0.804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76061" calcext:value-type="float">
            <text:p>0.76061</text:p>
          </table:table-cell>
          <table:table-cell office:value-type="float" office:value="0.771386" calcext:value-type="float">
            <text:p>0.771386</text:p>
          </table:table-cell>
          <table:table-cell office:value-type="float" office:value="0.701611" calcext:value-type="float">
            <text:p>0.701611</text:p>
          </table:table-cell>
          <table:table-cell office:value-type="float" office:value="0.760019" calcext:value-type="float">
            <text:p>0.760019</text:p>
          </table:table-cell>
          <table:table-cell office:value-type="float" office:value="0.741344" calcext:value-type="float">
            <text:p>0.741344</text:p>
          </table:table-cell>
          <table:table-cell office:value-type="float" office:value="0.78782" calcext:value-type="float">
            <text:p>0.78782</text:p>
          </table:table-cell>
          <table:table-cell office:value-type="float" office:value="0.80639" calcext:value-type="float">
            <text:p>0.80639</text:p>
          </table:table-cell>
          <table:table-cell office:value-type="float" office:value="0.807315" calcext:value-type="float">
            <text:p>0.807315</text:p>
          </table:table-cell>
          <table:table-cell office:value-type="float" office:value="0.801708" calcext:value-type="float">
            <text:p>0.801708</text:p>
          </table:table-cell>
          <table:table-cell office:value-type="float" office:value="0.807894" calcext:value-type="float">
            <text:p>0.807894</text:p>
          </table:table-cell>
          <table:table-cell office:value-type="float" office:value="0.833706" calcext:value-type="float">
            <text:p>0.833706</text:p>
          </table:table-cell>
          <table:table-cell office:value-type="float" office:value="0.830723" calcext:value-type="float">
            <text:p>0.830723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28894" calcext:value-type="float">
            <text:p>0.828894</text:p>
          </table:table-cell>
          <table:table-cell office:value-type="float" office:value="0.789668" calcext:value-type="float">
            <text:p>0.789668</text:p>
          </table:table-cell>
          <table:table-cell office:value-type="float" office:value="0.800651" calcext:value-type="float">
            <text:p>0.80065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63492" calcext:value-type="float">
            <text:p>0.663492</text:p>
          </table:table-cell>
          <table:table-cell office:value-type="float" office:value="0.762525" calcext:value-type="float">
            <text:p>0.762525</text:p>
          </table:table-cell>
          <table:table-cell office:value-type="float" office:value="0.772712" calcext:value-type="float">
            <text:p>0.772712</text:p>
          </table:table-cell>
          <table:table-cell office:value-type="float" office:value="0.704738" calcext:value-type="float">
            <text:p>0.704738</text:p>
          </table:table-cell>
          <table:table-cell office:value-type="float" office:value="0.762228" calcext:value-type="float">
            <text:p>0.762228</text:p>
          </table:table-cell>
          <table:table-cell office:value-type="float" office:value="0.742842" calcext:value-type="float">
            <text:p>0.742842</text:p>
          </table:table-cell>
          <table:table-cell office:value-type="float" office:value="0.789715" calcext:value-type="float">
            <text:p>0.789715</text:p>
          </table:table-cell>
          <table:table-cell office:value-type="float" office:value="0.807386" calcext:value-type="float">
            <text:p>0.807386</text:p>
          </table:table-cell>
          <table:table-cell office:value-type="float" office:value="0.808656" calcext:value-type="float">
            <text:p>0.808656</text:p>
          </table:table-cell>
          <table:table-cell office:value-type="float" office:value="0.803327" calcext:value-type="float">
            <text:p>0.80332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35084" calcext:value-type="float">
            <text:p>0.835084</text:p>
          </table:table-cell>
          <table:table-cell office:value-type="float" office:value="0.832431" calcext:value-type="float">
            <text:p>0.832431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3449" calcext:value-type="float">
            <text:p>0.83449</text:p>
          </table:table-cell>
          <table:table-cell office:value-type="float" office:value="0.830304" calcext:value-type="float">
            <text:p>0.830304</text:p>
          </table:table-cell>
          <table:table-cell office:value-type="float" office:value="0.791146" calcext:value-type="float">
            <text:p>0.791146</text:p>
          </table:table-cell>
          <table:table-cell office:value-type="float" office:value="0.802546" calcext:value-type="float">
            <text:p>0.80254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07879" calcext:value-type="float">
            <text:p>0.70787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744343" calcext:value-type="float">
            <text:p>0.744343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81" calcext:value-type="float">
            <text:p>0.81</text:p>
          </table:table-cell>
          <table:table-cell office:value-type="float" office:value="0.804949" calcext:value-type="float">
            <text:p>0.804949</text:p>
          </table:table-cell>
          <table:table-cell office:value-type="float" office:value="0.810909" calcext:value-type="float">
            <text:p>0.810909</text:p>
          </table:table-cell>
          <table:table-cell office:value-type="float" office:value="0.836465" calcext:value-type="float">
            <text:p>0.836465</text:p>
          </table:table-cell>
          <table:table-cell office:value-type="float" office:value="0.834141" calcext:value-type="float">
            <text:p>0.834141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35859" calcext:value-type="float">
            <text:p>0.835859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804444" calcext:value-type="float">
            <text:p>0.80444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5.179S</text:p>
          </table:table-cell>
          <table:table-cell table:formula="of:=MAX([.B71:.B76])" office:value-type="float" office:value="0.66899" calcext:value-type="float">
            <text:p>0.66899</text:p>
          </table:table-cell>
          <table:table-cell table:formula="of:=MAX([.C71:.C76])" office:value-type="float" office:value="0.764444" calcext:value-type="float">
            <text:p>0.764444</text:p>
          </table:table-cell>
          <table:table-cell table:formula="of:=MAX([.D71:.D76])" office:value-type="float" office:value="0.77404" calcext:value-type="float">
            <text:p>0.77404</text:p>
          </table:table-cell>
          <table:table-cell table:formula="of:=MAX([.E71:.E76])" office:value-type="float" office:value="0.707879" calcext:value-type="float">
            <text:p>0.707879</text:p>
          </table:table-cell>
          <table:table-cell table:formula="of:=MAX([.F71:.F76])" office:value-type="float" office:value="0.764444" calcext:value-type="float">
            <text:p>0.764444</text:p>
          </table:table-cell>
          <table:table-cell table:formula="of:=MAX([.G71:.G76])" office:value-type="float" office:value="0.744343" calcext:value-type="float">
            <text:p>0.744343</text:p>
          </table:table-cell>
          <table:table-cell table:formula="of:=MAX([.H71:.H76])" office:value-type="float" office:value="0.791616" calcext:value-type="float">
            <text:p>0.791616</text:p>
          </table:table-cell>
          <table:table-cell table:formula="of:=MAX([.I71:.I76])" office:value-type="float" office:value="0.808413" calcext:value-type="float">
            <text:p>0.808413</text:p>
          </table:table-cell>
          <table:table-cell table:formula="of:=MAX([.J71:.J76])" office:value-type="float" office:value="0.81" calcext:value-type="float">
            <text:p>0.81</text:p>
          </table:table-cell>
          <table:table-cell table:formula="of:=MAX([.K71:.K76])" office:value-type="float" office:value="0.804949" calcext:value-type="float">
            <text:p>0.804949</text:p>
          </table:table-cell>
          <table:table-cell table:formula="of:=MAX([.L71:.L76])" office:value-type="float" office:value="0.810909" calcext:value-type="float">
            <text:p>0.810909</text:p>
          </table:table-cell>
          <table:table-cell table:formula="of:=MAX([.M71:.M76])" office:value-type="float" office:value="0.836465" calcext:value-type="float">
            <text:p>0.836465</text:p>
          </table:table-cell>
          <table:table-cell table:formula="of:=MAX([.N71:.N76])" office:value-type="float" office:value="0.834141" calcext:value-type="float">
            <text:p>0.834141</text:p>
          </table:table-cell>
          <table:table-cell table:formula="of:=MAX([.O71:.O76])" office:value-type="float" office:value="0.825556" calcext:value-type="float">
            <text:p>0.825556</text:p>
          </table:table-cell>
          <table:table-cell table:formula="of:=MAX([.P71:.P76])" office:value-type="float" office:value="0.835859" calcext:value-type="float">
            <text:p>0.835859</text:p>
          </table:table-cell>
          <table:table-cell table:formula="of:=MAX([.Q71:.Q76])" office:value-type="float" office:value="0.831717" calcext:value-type="float">
            <text:p>0.831717</text:p>
          </table:table-cell>
          <table:table-cell table:formula="of:=MAX([.R71:.R76])" office:value-type="float" office:value="0.792626" calcext:value-type="float">
            <text:p>0.792626</text:p>
          </table:table-cell>
          <table:table-cell table:formula="of:=MAX([.S71:.S76])" office:value-type="float" office:value="0.804444" calcext:value-type="float">
            <text:p>0.804444</text:p>
          </table:table-cell>
        </table:table-row>
        <table:table-row table:style-name="ro1">
          <table:table-cell/>
          <table:table-cell table:formula="of:=LOOKUP(MAX([.B78:.S78]);[.B78:.S78];[.$B$5:.$S$5])" office:value-type="string" office:string-value="parts: 5 ngram: 3 alpha: 5" calcext:value-type="string">
            <text:p>parts: 5 ngram: 3 alpha: 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MOTESTRAI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MOTESTRAI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11232" calcext:value-type="float">
            <text:p>0.711232</text:p>
          </table:table-cell>
          <table:table-cell office:value-type="float" office:value="0.837213" calcext:value-type="float">
            <text:p>0.837213</text:p>
          </table:table-cell>
          <table:table-cell office:value-type="float" office:value="0.854827" calcext:value-type="float">
            <text:p>0.85482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854048" calcext:value-type="float">
            <text:p>0.854048</text:p>
          </table:table-cell>
          <table:table-cell office:value-type="float" office:value="0.848781" calcext:value-type="float">
            <text:p>0.848781</text:p>
          </table:table-cell>
          <table:table-cell office:value-type="float" office:value="0.913037" calcext:value-type="float">
            <text:p>0.913037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09362" calcext:value-type="float">
            <text:p>0.909362</text:p>
          </table:table-cell>
          <table:table-cell office:value-type="float" office:value="0.902099" calcext:value-type="float">
            <text:p>0.902099</text:p>
          </table:table-cell>
          <table:table-cell office:value-type="float" office:value="0.905164" calcext:value-type="float">
            <text:p>0.905164</text:p>
          </table:table-cell>
          <table:table-cell office:value-type="float" office:value="0.915908" calcext:value-type="float">
            <text:p>0.915908</text:p>
          </table:table-cell>
          <table:table-cell office:value-type="float" office:value="0.908072" calcext:value-type="float">
            <text:p>0.908072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13932" calcext:value-type="float">
            <text:p>0.913932</text:p>
          </table:table-cell>
          <table:table-cell office:value-type="float" office:value="0.906981" calcext:value-type="float">
            <text:p>0.906981</text:p>
          </table:table-cell>
          <table:table-cell office:value-type="float" office:value="0.916361" calcext:value-type="float">
            <text:p>0.9163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03198" calcext:value-type="float">
            <text:p>0.703198</text:p>
          </table:table-cell>
          <table:table-cell office:value-type="float" office:value="0.834061" calcext:value-type="float">
            <text:p>0.834061</text:p>
          </table:table-cell>
          <table:table-cell office:value-type="float" office:value="0.851544" calcext:value-type="float">
            <text:p>0.851544</text:p>
          </table:table-cell>
          <table:table-cell office:value-type="float" office:value="0.753569" calcext:value-type="float">
            <text:p>0.753569</text:p>
          </table:table-cell>
          <table:table-cell office:value-type="float" office:value="0.852089" calcext:value-type="float">
            <text:p>0.852089</text:p>
          </table:table-cell>
          <table:table-cell office:value-type="float" office:value="0.846623" calcext:value-type="float">
            <text:p>0.846623</text:p>
          </table:table-cell>
          <table:table-cell office:value-type="float" office:value="0.912446" calcext:value-type="float">
            <text:p>0.912446</text:p>
          </table:table-cell>
          <table:table-cell office:value-type="float" office:value="0.919504" calcext:value-type="float">
            <text:p>0.919504</text:p>
          </table:table-cell>
          <table:table-cell office:value-type="float" office:value="0.908734" calcext:value-type="float">
            <text:p>0.908734</text:p>
          </table:table-cell>
          <table:table-cell office:value-type="float" office:value="0.901877" calcext:value-type="float">
            <text:p>0.901877</text:p>
          </table:table-cell>
          <table:table-cell office:value-type="float" office:value="0.904247" calcext:value-type="float">
            <text:p>0.904247</text:p>
          </table:table-cell>
          <table:table-cell office:value-type="float" office:value="0.916885" calcext:value-type="float">
            <text:p>0.916885</text:p>
          </table:table-cell>
          <table:table-cell office:value-type="float" office:value="0.907448" calcext:value-type="float">
            <text:p>0.907448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15222" calcext:value-type="float">
            <text:p>0.915222</text:p>
          </table:table-cell>
          <table:table-cell office:value-type="float" office:value="0.914257" calcext:value-type="float">
            <text:p>0.914257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6928" calcext:value-type="float">
            <text:p>0.91692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07326" calcext:value-type="float">
            <text:p>0.707326</text:p>
          </table:table-cell>
          <table:table-cell office:value-type="float" office:value="0.835661" calcext:value-type="float">
            <text:p>0.835661</text:p>
          </table:table-cell>
          <table:table-cell office:value-type="float" office:value="0.853181" calcext:value-type="float">
            <text:p>0.853181</text:p>
          </table:table-cell>
          <table:table-cell office:value-type="float" office:value="0.75806" calcext:value-type="float">
            <text:p>0.75806</text:p>
          </table:table-cell>
          <table:table-cell office:value-type="float" office:value="0.853062" calcext:value-type="float">
            <text:p>0.853062</text:p>
          </table:table-cell>
          <table:table-cell office:value-type="float" office:value="0.847708" calcext:value-type="float">
            <text:p>0.847708</text:p>
          </table:table-cell>
          <table:table-cell office:value-type="float" office:value="0.912722" calcext:value-type="float">
            <text:p>0.912722</text:p>
          </table:table-cell>
          <table:table-cell office:value-type="float" office:value="0.919657" calcext:value-type="float">
            <text:p>0.919657</text:p>
          </table:table-cell>
          <table:table-cell office:value-type="float" office:value="0.909031" calcext:value-type="float">
            <text:p>0.909031</text:p>
          </table:table-cell>
          <table:table-cell office:value-type="float" office:value="0.901934" calcext:value-type="float">
            <text:p>0.901934</text:p>
          </table:table-cell>
          <table:table-cell office:value-type="float" office:value="0.904692" calcext:value-type="float">
            <text:p>0.904692</text:p>
          </table:table-cell>
          <table:table-cell office:value-type="float" office:value="0.916252" calcext:value-type="float">
            <text:p>0.916252</text:p>
          </table:table-cell>
          <table:table-cell office:value-type="float" office:value="0.907734" calcext:value-type="float">
            <text:p>0.907734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15682" calcext:value-type="float">
            <text:p>0.915682</text:p>
          </table:table-cell>
          <table:table-cell office:value-type="float" office:value="0.914021" calcext:value-type="float">
            <text:p>0.914021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916535" calcext:value-type="float">
            <text:p>0.91653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837264" calcext:value-type="float">
            <text:p>0.83726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62579" calcext:value-type="float">
            <text:p>0.762579</text:p>
          </table:table-cell>
          <table:table-cell office:value-type="float" office:value="0.854036" calcext:value-type="float">
            <text:p>0.854036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912998" calcext:value-type="float">
            <text:p>0.912998</text:p>
          </table:table-cell>
          <table:table-cell office:value-type="float" office:value="0.919811" calcext:value-type="float">
            <text:p>0.919811</text:p>
          </table:table-cell>
          <table:table-cell office:value-type="float" office:value="0.909329" calcext:value-type="float">
            <text:p>0.909329</text:p>
          </table:table-cell>
          <table:table-cell office:value-type="float" office:value="0.901992" calcext:value-type="float">
            <text:p>0.901992</text:p>
          </table:table-cell>
          <table:table-cell office:value-type="float" office:value="0.905136" calcext:value-type="float">
            <text:p>0.905136</text:p>
          </table:table-cell>
          <table:table-cell office:value-type="float" office:value="0.915618" calcext:value-type="float">
            <text:p>0.915618</text:p>
          </table:table-cell>
          <table:table-cell office:value-type="float" office:value="0.908019" calcext:value-type="float">
            <text:p>0.908019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143" calcext:value-type="float">
            <text:p>0.91614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97S</text:p>
          </table:table-cell>
          <table:table-cell table:formula="of:=MAX([.B91:.B96])" office:value-type="float" office:value="0.711478" calcext:value-type="float">
            <text:p>0.711478</text:p>
          </table:table-cell>
          <table:table-cell table:formula="of:=MAX([.C91:.C96])" office:value-type="float" office:value="0.837264" calcext:value-type="float">
            <text:p>0.837264</text:p>
          </table:table-cell>
          <table:table-cell table:formula="of:=MAX([.D91:.D96])" office:value-type="float" office:value="0.854827" calcext:value-type="float">
            <text:p>0.854827</text:p>
          </table:table-cell>
          <table:table-cell table:formula="of:=MAX([.E91:.E96])" office:value-type="float" office:value="0.7627" calcext:value-type="float">
            <text:p>0.7627</text:p>
          </table:table-cell>
          <table:table-cell table:formula="of:=MAX([.F91:.F96])" office:value-type="float" office:value="0.854048" calcext:value-type="float">
            <text:p>0.854048</text:p>
          </table:table-cell>
          <table:table-cell table:formula="of:=MAX([.G91:.G96])" office:value-type="float" office:value="0.848795" calcext:value-type="float">
            <text:p>0.848795</text:p>
          </table:table-cell>
          <table:table-cell table:formula="of:=MAX([.H91:.H96])" office:value-type="float" office:value="0.913037" calcext:value-type="float">
            <text:p>0.913037</text:p>
          </table:table-cell>
          <table:table-cell table:formula="of:=MAX([.I91:.I96])" office:value-type="float" office:value="0.919857" calcext:value-type="float">
            <text:p>0.919857</text:p>
          </table:table-cell>
          <table:table-cell table:formula="of:=MAX([.J91:.J96])" office:value-type="float" office:value="0.909362" calcext:value-type="float">
            <text:p>0.909362</text:p>
          </table:table-cell>
          <table:table-cell table:formula="of:=MAX([.K91:.K96])" office:value-type="float" office:value="0.902099" calcext:value-type="float">
            <text:p>0.902099</text:p>
          </table:table-cell>
          <table:table-cell table:formula="of:=MAX([.L91:.L96])" office:value-type="float" office:value="0.905164" calcext:value-type="float">
            <text:p>0.905164</text:p>
          </table:table-cell>
          <table:table-cell table:formula="of:=MAX([.M91:.M96])" office:value-type="float" office:value="0.916885" calcext:value-type="float">
            <text:p>0.916885</text:p>
          </table:table-cell>
          <table:table-cell table:formula="of:=MAX([.N91:.N96])" office:value-type="float" office:value="0.908072" calcext:value-type="float">
            <text:p>0.908072</text:p>
          </table:table-cell>
          <table:table-cell table:formula="of:=MAX([.O91:.O96])" office:value-type="float" office:value="0.911702" calcext:value-type="float">
            <text:p>0.911702</text:p>
          </table:table-cell>
          <table:table-cell table:formula="of:=MAX([.P91:.P96])" office:value-type="float" office:value="0.91619" calcext:value-type="float">
            <text:p>0.91619</text:p>
          </table:table-cell>
          <table:table-cell table:formula="of:=MAX([.Q91:.Q96])" office:value-type="float" office:value="0.914257" calcext:value-type="float">
            <text:p>0.914257</text:p>
          </table:table-cell>
          <table:table-cell table:formula="of:=MAX([.R91:.R96])" office:value-type="float" office:value="0.906981" calcext:value-type="float">
            <text:p>0.906981</text:p>
          </table:table-cell>
          <table:table-cell table:formula="of:=MAX([.S91:.S96])" office:value-type="float" office:value="0.916928" calcext:value-type="float">
            <text:p>0.916928</text:p>
          </table:table-cell>
        </table:table-row>
        <table:table-row table:style-name="ro1">
          <table:table-cell/>
          <table:table-cell table:formula="of:=LOOKUP(MAX([.B98:.S98]);[.B98:.S98];[.$B$5:.$S$5])" office:value-type="string" office:string-value="parts: 3 ngram: 2 alpha: 5" calcext:value-type="string">
            <text:p>parts: 3 ngram: 2 alpha: 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ITALYPOWERDEMAND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ITALYPOWERDEMAND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09441" calcext:value-type="float">
            <text:p>0.809441</text:p>
          </table:table-cell>
          <table:table-cell office:value-type="float" office:value="0.844588" calcext:value-type="float">
            <text:p>0.844588</text:p>
          </table:table-cell>
          <table:table-cell office:value-type="float" office:value="0.819375" calcext:value-type="float">
            <text:p>0.819375</text:p>
          </table:table-cell>
          <table:table-cell office:value-type="float" office:value="0.80951" calcext:value-type="float">
            <text:p>0.80951</text:p>
          </table:table-cell>
          <table:table-cell office:value-type="float" office:value="0.84734" calcext:value-type="float">
            <text:p>0.84734</text:p>
          </table:table-cell>
          <table:table-cell office:value-type="float" office:value="0.822185" calcext:value-type="float">
            <text:p>0.822185</text:p>
          </table:table-cell>
          <table:table-cell office:value-type="float" office:value="0.935249" calcext:value-type="float">
            <text:p>0.935249</text:p>
          </table:table-cell>
          <table:table-cell office:value-type="float" office:value="0.91883" calcext:value-type="float">
            <text:p>0.91883</text:p>
          </table:table-cell>
          <table:table-cell office:value-type="float" office:value="0.912507" calcext:value-type="float">
            <text:p>0.912507</text:p>
          </table:table-cell>
          <table:table-cell office:value-type="float" office:value="0.933742" calcext:value-type="float">
            <text:p>0.933742</text:p>
          </table:table-cell>
          <table:table-cell office:value-type="float" office:value="0.926143" calcext:value-type="float">
            <text:p>0.926143</text:p>
          </table:table-cell>
          <table:table-cell office:value-type="float" office:value="0.942289" calcext:value-type="float">
            <text:p>0.942289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39925" calcext:value-type="float">
            <text:p>0.939925</text:p>
          </table:table-cell>
          <table:table-cell office:value-type="float" office:value="0.945881" calcext:value-type="float">
            <text:p>0.945881</text:p>
          </table:table-cell>
          <table:table-cell office:value-type="float" office:value="0.895703" calcext:value-type="float">
            <text:p>0.895703</text:p>
          </table:table-cell>
          <table:table-cell office:value-type="float" office:value="0.915164" calcext:value-type="float">
            <text:p>0.91516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07964" calcext:value-type="float">
            <text:p>0.807964</text:p>
          </table:table-cell>
          <table:table-cell office:value-type="float" office:value="0.844584" calcext:value-type="float">
            <text:p>0.844584</text:p>
          </table:table-cell>
          <table:table-cell office:value-type="float" office:value="0.819355" calcext:value-type="float">
            <text:p>0.819355</text:p>
          </table:table-cell>
          <table:table-cell office:value-type="float" office:value="0.808256" calcext:value-type="float">
            <text:p>0.808256</text:p>
          </table:table-cell>
          <table:table-cell office:value-type="float" office:value="0.847329" calcext:value-type="float">
            <text:p>0.847329</text:p>
          </table:table-cell>
          <table:table-cell office:value-type="float" office:value="0.822122" calcext:value-type="float">
            <text:p>0.822122</text:p>
          </table:table-cell>
          <table:table-cell office:value-type="float" office:value="0.93524" calcext:value-type="float">
            <text:p>0.93524</text:p>
          </table:table-cell>
          <table:table-cell office:value-type="float" office:value="0.918803" calcext:value-type="float">
            <text:p>0.918803</text:p>
          </table:table-cell>
          <table:table-cell office:value-type="float" office:value="0.912402" calcext:value-type="float">
            <text:p>0.912402</text:p>
          </table:table-cell>
          <table:table-cell office:value-type="float" office:value="0.933718" calcext:value-type="float">
            <text:p>0.933718</text:p>
          </table:table-cell>
          <table:table-cell office:value-type="float" office:value="0.926111" calcext:value-type="float">
            <text:p>0.926111</text:p>
          </table:table-cell>
          <table:table-cell office:value-type="float" office:value="0.942189" calcext:value-type="float">
            <text:p>0.942189</text:p>
          </table:table-cell>
          <table:table-cell office:value-type="float" office:value="0.943158" calcext:value-type="float">
            <text:p>0.943158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39734" calcext:value-type="float">
            <text:p>0.939734</text:p>
          </table:table-cell>
          <table:table-cell office:value-type="float" office:value="0.945879" calcext:value-type="float">
            <text:p>0.945879</text:p>
          </table:table-cell>
          <table:table-cell office:value-type="float" office:value="0.895688" calcext:value-type="float">
            <text:p>0.895688</text:p>
          </table:table-cell>
          <table:table-cell office:value-type="float" office:value="0.915151" calcext:value-type="float">
            <text:p>0.91515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7875" calcext:value-type="float">
            <text:p>0.807875</text:p>
          </table:table-cell>
          <table:table-cell office:value-type="float" office:value="0.844585" calcext:value-type="float">
            <text:p>0.844585</text:p>
          </table:table-cell>
          <table:table-cell office:value-type="float" office:value="0.819349" calcext:value-type="float">
            <text:p>0.819349</text:p>
          </table:table-cell>
          <table:table-cell office:value-type="float" office:value="0.808173" calcext:value-type="float">
            <text:p>0.808173</text:p>
          </table:table-cell>
          <table:table-cell office:value-type="float" office:value="0.847326" calcext:value-type="float">
            <text:p>0.847326</text:p>
          </table:table-cell>
          <table:table-cell office:value-type="float" office:value="0.822101" calcext:value-type="float">
            <text:p>0.822101</text:p>
          </table:table-cell>
          <table:table-cell office:value-type="float" office:value="0.935229" calcext:value-type="float">
            <text:p>0.935229</text:p>
          </table:table-cell>
          <table:table-cell office:value-type="float" office:value="0.918799" calcext:value-type="float">
            <text:p>0.918799</text:p>
          </table:table-cell>
          <table:table-cell office:value-type="float" office:value="0.912405" calcext:value-type="float">
            <text:p>0.912405</text:p>
          </table:table-cell>
          <table:table-cell office:value-type="float" office:value="0.933708" calcext:value-type="float">
            <text:p>0.933708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0.942202" calcext:value-type="float">
            <text:p>0.942202</text:p>
          </table:table-cell>
          <table:table-cell office:value-type="float" office:value="0.943142" calcext:value-type="float">
            <text:p>0.943142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39758" calcext:value-type="float">
            <text:p>0.939758</text:p>
          </table:table-cell>
          <table:table-cell office:value-type="float" office:value="0.945871" calcext:value-type="float">
            <text:p>0.945871</text:p>
          </table:table-cell>
          <table:table-cell office:value-type="float" office:value="0.895685" calcext:value-type="float">
            <text:p>0.895685</text:p>
          </table:table-cell>
          <table:table-cell office:value-type="float" office:value="0.915148" calcext:value-type="float">
            <text:p>0.91514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44586" calcext:value-type="float">
            <text:p>0.844586</text:p>
          </table:table-cell>
          <table:table-cell office:value-type="float" office:value="0.819343" calcext:value-type="float">
            <text:p>0.819343</text:p>
          </table:table-cell>
          <table:table-cell office:value-type="float" office:value="0.80809" calcext:value-type="float">
            <text:p>0.80809</text:p>
          </table:table-cell>
          <table:table-cell office:value-type="float" office:value="0.847324" calcext:value-type="float">
            <text:p>0.847324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18796" calcext:value-type="float">
            <text:p>0.918796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33698" calcext:value-type="float">
            <text:p>0.933698</text:p>
          </table:table-cell>
          <table:table-cell office:value-type="float" office:value="0.926095" calcext:value-type="float">
            <text:p>0.926095</text:p>
          </table:table-cell>
          <table:table-cell office:value-type="float" office:value="0.942214" calcext:value-type="float">
            <text:p>0.942214</text:p>
          </table:table-cell>
          <table:table-cell office:value-type="float" office:value="0.943127" calcext:value-type="float">
            <text:p>0.943127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39781" calcext:value-type="float">
            <text:p>0.939781</text:p>
          </table:table-cell>
          <table:table-cell office:value-type="float" office:value="0.945864" calcext:value-type="float">
            <text:p>0.945864</text:p>
          </table:table-cell>
          <table:table-cell office:value-type="float" office:value="0.895681" calcext:value-type="float">
            <text:p>0.895681</text:p>
          </table:table-cell>
          <table:table-cell office:value-type="float" office:value="0.915146" calcext:value-type="float">
            <text:p>0.91514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229S</text:p>
          </table:table-cell>
          <table:table-cell table:formula="of:=MAX([.B111:.B116])" office:value-type="float" office:value="0.809441" calcext:value-type="float">
            <text:p>0.809441</text:p>
          </table:table-cell>
          <table:table-cell table:formula="of:=MAX([.C111:.C116])" office:value-type="float" office:value="0.844588" calcext:value-type="float">
            <text:p>0.844588</text:p>
          </table:table-cell>
          <table:table-cell table:formula="of:=MAX([.D111:.D116])" office:value-type="float" office:value="0.819375" calcext:value-type="float">
            <text:p>0.819375</text:p>
          </table:table-cell>
          <table:table-cell table:formula="of:=MAX([.E111:.E116])" office:value-type="float" office:value="0.80951" calcext:value-type="float">
            <text:p>0.80951</text:p>
          </table:table-cell>
          <table:table-cell table:formula="of:=MAX([.F111:.F116])" office:value-type="float" office:value="0.84734" calcext:value-type="float">
            <text:p>0.84734</text:p>
          </table:table-cell>
          <table:table-cell table:formula="of:=MAX([.G111:.G116])" office:value-type="float" office:value="0.822185" calcext:value-type="float">
            <text:p>0.822185</text:p>
          </table:table-cell>
          <table:table-cell table:formula="of:=MAX([.H111:.H116])" office:value-type="float" office:value="0.935249" calcext:value-type="float">
            <text:p>0.935249</text:p>
          </table:table-cell>
          <table:table-cell table:formula="of:=MAX([.I111:.I116])" office:value-type="float" office:value="0.91883" calcext:value-type="float">
            <text:p>0.91883</text:p>
          </table:table-cell>
          <table:table-cell table:formula="of:=MAX([.J111:.J116])" office:value-type="float" office:value="0.912507" calcext:value-type="float">
            <text:p>0.912507</text:p>
          </table:table-cell>
          <table:table-cell table:formula="of:=MAX([.K111:.K116])" office:value-type="float" office:value="0.933742" calcext:value-type="float">
            <text:p>0.933742</text:p>
          </table:table-cell>
          <table:table-cell table:formula="of:=MAX([.L111:.L116])" office:value-type="float" office:value="0.926143" calcext:value-type="float">
            <text:p>0.926143</text:p>
          </table:table-cell>
          <table:table-cell table:formula="of:=MAX([.M111:.M116])" office:value-type="float" office:value="0.942289" calcext:value-type="float">
            <text:p>0.942289</text:p>
          </table:table-cell>
          <table:table-cell table:formula="of:=MAX([.N111:.N116])" office:value-type="float" office:value="0.943201" calcext:value-type="float">
            <text:p>0.943201</text:p>
          </table:table-cell>
          <table:table-cell table:formula="of:=MAX([.O111:.O116])" office:value-type="float" office:value="0.935256" calcext:value-type="float">
            <text:p>0.935256</text:p>
          </table:table-cell>
          <table:table-cell table:formula="of:=MAX([.P111:.P116])" office:value-type="float" office:value="0.939925" calcext:value-type="float">
            <text:p>0.939925</text:p>
          </table:table-cell>
          <table:table-cell table:formula="of:=MAX([.Q111:.Q116])" office:value-type="float" office:value="0.945881" calcext:value-type="float">
            <text:p>0.945881</text:p>
          </table:table-cell>
          <table:table-cell table:formula="of:=MAX([.R111:.R116])" office:value-type="float" office:value="0.895703" calcext:value-type="float">
            <text:p>0.895703</text:p>
          </table:table-cell>
          <table:table-cell table:formula="of:=MAX([.S111:.S116])" office:value-type="float" office:value="0.915164" calcext:value-type="float">
            <text:p>0.915164</text:p>
          </table:table-cell>
        </table:table-row>
        <table:table-row table:style-name="ro1">
          <table:table-cell/>
          <table:table-cell table:formula="of:=LOOKUP(MAX([.B118:.S118]);[.B118:.S118];[.$B$5:.$S$5])" office:value-type="string" office:string-value="parts: 5 ngram: 2 alpha: 3" calcext:value-type="string">
            <text:p>parts: 5 ngram: 2 alpha: 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CHLORINECONCENTRATIO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CHLORINECONCENTRATIO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39184" calcext:value-type="float">
            <text:p>0.739184</text:p>
          </table:table-cell>
          <table:table-cell office:value-type="float" office:value="0.747078" calcext:value-type="float">
            <text:p>0.747078</text:p>
          </table:table-cell>
          <table:table-cell office:value-type="float" office:value="0.787478" calcext:value-type="float">
            <text:p>0.787478</text:p>
          </table:table-cell>
          <table:table-cell office:value-type="float" office:value="0.76168" calcext:value-type="float">
            <text:p>0.76168</text:p>
          </table:table-cell>
          <table:table-cell office:value-type="float" office:value="0.759307" calcext:value-type="float">
            <text:p>0.759307</text:p>
          </table:table-cell>
          <table:table-cell office:value-type="float" office:value="0.809354" calcext:value-type="float">
            <text:p>0.809354</text:p>
          </table:table-cell>
          <table:table-cell office:value-type="float" office:value="0.767252" calcext:value-type="float">
            <text:p>0.767252</text:p>
          </table:table-cell>
          <table:table-cell office:value-type="float" office:value="0.773908" calcext:value-type="float">
            <text:p>0.773908</text:p>
          </table:table-cell>
          <table:table-cell office:value-type="float" office:value="0.823182" calcext:value-type="float">
            <text:p>0.823182</text:p>
          </table:table-cell>
          <table:table-cell office:value-type="float" office:value="0.779687" calcext:value-type="float">
            <text:p>0.779687</text:p>
          </table:table-cell>
          <table:table-cell office:value-type="float" office:value="0.828961" calcext:value-type="float">
            <text:p>0.828961</text:p>
          </table:table-cell>
          <table:table-cell office:value-type="float" office:value="0.780409" calcext:value-type="float">
            <text:p>0.780409</text:p>
          </table:table-cell>
          <table:table-cell office:value-type="float" office:value="0.77948" calcext:value-type="float">
            <text:p>0.77948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786497" calcext:value-type="float">
            <text:p>0.786497</text:p>
          </table:table-cell>
          <table:table-cell office:value-type="float" office:value="0.771793" calcext:value-type="float">
            <text:p>0.771793</text:p>
          </table:table-cell>
          <table:table-cell office:value-type="float" office:value="0.834275" calcext:value-type="float">
            <text:p>0.834275</text:p>
          </table:table-cell>
          <table:table-cell office:value-type="float" office:value="0.774837" calcext:value-type="float">
            <text:p>0.77483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7815" calcext:value-type="float">
            <text:p>0.597815</text:p>
          </table:table-cell>
          <table:table-cell office:value-type="float" office:value="0.613347" calcext:value-type="float">
            <text:p>0.613347</text:p>
          </table:table-cell>
          <table:table-cell office:value-type="float" office:value="0.679356" calcext:value-type="float">
            <text:p>0.679356</text:p>
          </table:table-cell>
          <table:table-cell office:value-type="float" office:value="0.634989" calcext:value-type="float">
            <text:p>0.634989</text:p>
          </table:table-cell>
          <table:table-cell office:value-type="float" office:value="0.633755" calcext:value-type="float">
            <text:p>0.633755</text:p>
          </table:table-cell>
          <table:table-cell office:value-type="float" office:value="0.712795" calcext:value-type="float">
            <text:p>0.712795</text:p>
          </table:table-cell>
          <table:table-cell office:value-type="float" office:value="0.643521" calcext:value-type="float">
            <text:p>0.643521</text:p>
          </table:table-cell>
          <table:table-cell office:value-type="float" office:value="0.656401" calcext:value-type="float">
            <text:p>0.656401</text:p>
          </table:table-cell>
          <table:table-cell office:value-type="float" office:value="0.733989" calcext:value-type="float">
            <text:p>0.733989</text:p>
          </table:table-cell>
          <table:table-cell office:value-type="float" office:value="0.663373" calcext:value-type="float">
            <text:p>0.663373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63179" calcext:value-type="float">
            <text:p>0.663179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676054" calcext:value-type="float">
            <text:p>0.676054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75023" calcext:value-type="float">
            <text:p>0.75023</text:p>
          </table:table-cell>
          <table:table-cell office:value-type="float" office:value="0.658205" calcext:value-type="float">
            <text:p>0.65820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08776" calcext:value-type="float">
            <text:p>0.608776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681217" calcext:value-type="float">
            <text:p>0.681217</text:p>
          </table:table-cell>
          <table:table-cell office:value-type="float" office:value="0.64252" calcext:value-type="float">
            <text:p>0.64252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714031" calcext:value-type="float">
            <text:p>0.714031</text:p>
          </table:table-cell>
          <table:table-cell office:value-type="float" office:value="0.650878" calcext:value-type="float">
            <text:p>0.650878</text:p>
          </table:table-cell>
          <table:table-cell office:value-type="float" office:value="0.660862" calcext:value-type="float">
            <text:p>0.660862</text:p>
          </table:table-cell>
          <table:table-cell office:value-type="float" office:value="0.734773" calcext:value-type="float">
            <text:p>0.734773</text:p>
          </table:table-cell>
          <table:table-cell office:value-type="float" office:value="0.66953" calcext:value-type="float">
            <text:p>0.66953</text:p>
          </table:table-cell>
          <table:table-cell office:value-type="float" office:value="0.743441" calcext:value-type="float">
            <text:p>0.743441</text:p>
          </table:table-cell>
          <table:table-cell office:value-type="float" office:value="0.670614" calcext:value-type="float">
            <text:p>0.670614</text:p>
          </table:table-cell>
          <table:table-cell office:value-type="float" office:value="0.669221" calcext:value-type="float">
            <text:p>0.669221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679746" calcext:value-type="float">
            <text:p>0.679746</text:p>
          </table:table-cell>
          <table:table-cell office:value-type="float" office:value="0.657689" calcext:value-type="float">
            <text:p>0.657689</text:p>
          </table:table-cell>
          <table:table-cell office:value-type="float" office:value="0.751412" calcext:value-type="float">
            <text:p>0.751412</text:p>
          </table:table-cell>
          <table:table-cell office:value-type="float" office:value="0.662255" calcext:value-type="float">
            <text:p>0.66225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173S</text:p>
          </table:table-cell>
          <table:table-cell table:formula="of:=MAX([.B132:.B137])" office:value-type="float" office:value="0.739184" calcext:value-type="float">
            <text:p>0.739184</text:p>
          </table:table-cell>
          <table:table-cell table:formula="of:=MAX([.C132:.C137])" office:value-type="float" office:value="0.747078" calcext:value-type="float">
            <text:p>0.747078</text:p>
          </table:table-cell>
          <table:table-cell table:formula="of:=MAX([.D132:.D137])" office:value-type="float" office:value="0.787478" calcext:value-type="float">
            <text:p>0.787478</text:p>
          </table:table-cell>
          <table:table-cell table:formula="of:=MAX([.E132:.E137])" office:value-type="float" office:value="0.76168" calcext:value-type="float">
            <text:p>0.76168</text:p>
          </table:table-cell>
          <table:table-cell table:formula="of:=MAX([.F132:.F137])" office:value-type="float" office:value="0.759307" calcext:value-type="float">
            <text:p>0.759307</text:p>
          </table:table-cell>
          <table:table-cell table:formula="of:=MAX([.G132:.G137])" office:value-type="float" office:value="0.809354" calcext:value-type="float">
            <text:p>0.809354</text:p>
          </table:table-cell>
          <table:table-cell table:formula="of:=MAX([.H132:.H137])" office:value-type="float" office:value="0.767252" calcext:value-type="float">
            <text:p>0.767252</text:p>
          </table:table-cell>
          <table:table-cell table:formula="of:=MAX([.I132:.I137])" office:value-type="float" office:value="0.773908" calcext:value-type="float">
            <text:p>0.773908</text:p>
          </table:table-cell>
          <table:table-cell table:formula="of:=MAX([.J132:.J137])" office:value-type="float" office:value="0.823182" calcext:value-type="float">
            <text:p>0.823182</text:p>
          </table:table-cell>
          <table:table-cell table:formula="of:=MAX([.K132:.K137])" office:value-type="float" office:value="0.779687" calcext:value-type="float">
            <text:p>0.779687</text:p>
          </table:table-cell>
          <table:table-cell table:formula="of:=MAX([.L132:.L137])" office:value-type="float" office:value="0.828961" calcext:value-type="float">
            <text:p>0.828961</text:p>
          </table:table-cell>
          <table:table-cell table:formula="of:=MAX([.M132:.M137])" office:value-type="float" office:value="0.780409" calcext:value-type="float">
            <text:p>0.780409</text:p>
          </table:table-cell>
          <table:table-cell table:formula="of:=MAX([.N132:.N137])" office:value-type="float" office:value="0.77948" calcext:value-type="float">
            <text:p>0.77948</text:p>
          </table:table-cell>
          <table:table-cell table:formula="of:=MAX([.O132:.O137])" office:value-type="float" office:value="0.826845" calcext:value-type="float">
            <text:p>0.826845</text:p>
          </table:table-cell>
          <table:table-cell table:formula="of:=MAX([.P132:.P137])" office:value-type="float" office:value="0.786497" calcext:value-type="float">
            <text:p>0.786497</text:p>
          </table:table-cell>
          <table:table-cell table:formula="of:=MAX([.Q132:.Q137])" office:value-type="float" office:value="0.771793" calcext:value-type="float">
            <text:p>0.771793</text:p>
          </table:table-cell>
          <table:table-cell table:formula="of:=MAX([.R132:.R137])" office:value-type="float" office:value="0.834275" calcext:value-type="float">
            <text:p>0.834275</text:p>
          </table:table-cell>
          <table:table-cell table:formula="of:=MAX([.S132:.S137])" office:value-type="float" office:value="0.774837" calcext:value-type="float">
            <text:p>0.774837</text:p>
          </table:table-cell>
        </table:table-row>
        <table:table-row table:style-name="ro1">
          <table:table-cell/>
          <table:table-cell table:formula="of:=LOOKUP(MAX([.B139:.S139]);[.B139:.S139];[.$B$5:.$S$5])" office:value-type="string" office:string-value="parts: 3 ngram: 3 alpha: 11" calcext:value-type="string">
            <text:p>parts: 3 ngram: 3 alpha: 1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TWOPATTERN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TWOPATTERN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64733" calcext:value-type="float">
            <text:p>0.764733</text:p>
          </table:table-cell>
          <table:table-cell office:value-type="float" office:value="0.800633" calcext:value-type="float">
            <text:p>0.800633</text:p>
          </table:table-cell>
          <table:table-cell office:value-type="float" office:value="0.784833" calcext:value-type="float">
            <text:p>0.784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58067" calcext:value-type="float">
            <text:p>0.8580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83533" calcext:value-type="float">
            <text:p>0.883533</text:p>
          </table:table-cell>
          <table:table-cell office:value-type="float" office:value="0.844867" calcext:value-type="float">
            <text:p>0.844867</text:p>
          </table:table-cell>
          <table:table-cell office:value-type="float" office:value="0.952433" calcext:value-type="float">
            <text:p>0.952433</text:p>
          </table:table-cell>
          <table:table-cell office:value-type="float" office:value="0.876467" calcext:value-type="float">
            <text:p>0.876467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951733" calcext:value-type="float">
            <text:p>0.951733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85467" calcext:value-type="float">
            <text:p>0.885467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0.599386" calcext:value-type="float">
            <text:p>0.599386</text:p>
          </table:table-cell>
          <table:table-cell office:value-type="float" office:value="0.57056" calcext:value-type="float">
            <text:p>0.57056</text:p>
          </table:table-cell>
          <table:table-cell office:value-type="float" office:value="0.72472" calcext:value-type="float">
            <text:p>0.72472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636109" calcext:value-type="float">
            <text:p>0.636109</text:p>
          </table:table-cell>
          <table:table-cell office:value-type="float" office:value="0.739202" calcext:value-type="float">
            <text:p>0.739202</text:p>
          </table:table-cell>
          <table:table-cell office:value-type="float" office:value="0.767184" calcext:value-type="float">
            <text:p>0.767184</text:p>
          </table:table-cell>
          <table:table-cell office:value-type="float" office:value="0.689623" calcext:value-type="float">
            <text:p>0.689623</text:p>
          </table:table-cell>
          <table:table-cell office:value-type="float" office:value="0.904963" calcext:value-type="float">
            <text:p>0.904963</text:p>
          </table:table-cell>
          <table:table-cell office:value-type="float" office:value="0.752826" calcext:value-type="float">
            <text:p>0.752826</text:p>
          </table:table-cell>
          <table:table-cell office:value-type="float" office:value="0.857524" calcext:value-type="float">
            <text:p>0.857524</text:p>
          </table:table-cell>
          <table:table-cell office:value-type="float" office:value="0.90352" calcext:value-type="float">
            <text:p>0.90352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853068" calcext:value-type="float">
            <text:p>0.853068</text:p>
          </table:table-cell>
          <table:table-cell office:value-type="float" office:value="0.839831" calcext:value-type="float">
            <text:p>0.839831</text:p>
          </table:table-cell>
          <table:table-cell office:value-type="float" office:value="0.771243" calcext:value-type="float">
            <text:p>0.771243</text:p>
          </table:table-cell>
          <table:table-cell office:value-type="float" office:value="0.875057" calcext:value-type="float">
            <text:p>0.875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29467" calcext:value-type="float">
            <text:p>0.529467</text:p>
          </table:table-cell>
          <table:table-cell office:value-type="float" office:value="0.601267" calcext:value-type="float">
            <text:p>0.601267</text:p>
          </table:table-cell>
          <table:table-cell office:value-type="float" office:value="0.569667" calcext:value-type="float">
            <text:p>0.569667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16133" calcext:value-type="float">
            <text:p>0.71613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67067" calcext:value-type="float">
            <text:p>0.767067</text:p>
          </table:table-cell>
          <table:table-cell office:value-type="float" office:value="0.689733" calcext:value-type="float">
            <text:p>0.689733</text:p>
          </table:table-cell>
          <table:table-cell office:value-type="float" office:value="0.904867" calcext:value-type="float">
            <text:p>0.904867</text:p>
          </table:table-cell>
          <table:table-cell office:value-type="float" office:value="0.752933" calcext:value-type="float">
            <text:p>0.752933</text:p>
          </table:table-cell>
          <table:table-cell office:value-type="float" office:value="0.858067" calcext:value-type="float">
            <text:p>0.858067</text:p>
          </table:table-cell>
          <table:table-cell office:value-type="float" office:value="0.903467" calcext:value-type="float">
            <text:p>0.903467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770933" calcext:value-type="float">
            <text:p>0.77093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111S</text:p>
          </table:table-cell>
          <table:table-cell table:formula="of:=MAX([.B154:.B159])" office:value-type="float" office:value="0.764733" calcext:value-type="float">
            <text:p>0.764733</text:p>
          </table:table-cell>
          <table:table-cell table:formula="of:=MAX([.C154:.C159])" office:value-type="float" office:value="0.800633" calcext:value-type="float">
            <text:p>0.800633</text:p>
          </table:table-cell>
          <table:table-cell table:formula="of:=MAX([.D154:.D159])" office:value-type="float" office:value="0.784833" calcext:value-type="float">
            <text:p>0.784833</text:p>
          </table:table-cell>
          <table:table-cell table:formula="of:=MAX([.E154:.E159])" office:value-type="float" office:value="0.8631" calcext:value-type="float">
            <text:p>0.8631</text:p>
          </table:table-cell>
          <table:table-cell table:formula="of:=MAX([.F154:.F159])" office:value-type="float" office:value="0.858067" calcext:value-type="float">
            <text:p>0.858067</text:p>
          </table:table-cell>
          <table:table-cell table:formula="of:=MAX([.G154:.G159])" office:value-type="float" office:value="0.8166" calcext:value-type="float">
            <text:p>0.8166</text:p>
          </table:table-cell>
          <table:table-cell table:formula="of:=MAX([.H154:.H159])" office:value-type="float" office:value="0.869533" calcext:value-type="float">
            <text:p>0.869533</text:p>
          </table:table-cell>
          <table:table-cell table:formula="of:=MAX([.I154:.I159])" office:value-type="float" office:value="0.883533" calcext:value-type="float">
            <text:p>0.883533</text:p>
          </table:table-cell>
          <table:table-cell table:formula="of:=MAX([.J154:.J159])" office:value-type="float" office:value="0.844867" calcext:value-type="float">
            <text:p>0.844867</text:p>
          </table:table-cell>
          <table:table-cell table:formula="of:=MAX([.K154:.K159])" office:value-type="float" office:value="0.952433" calcext:value-type="float">
            <text:p>0.952433</text:p>
          </table:table-cell>
          <table:table-cell table:formula="of:=MAX([.L154:.L159])" office:value-type="float" office:value="0.876467" calcext:value-type="float">
            <text:p>0.876467</text:p>
          </table:table-cell>
          <table:table-cell table:formula="of:=MAX([.M154:.M159])" office:value-type="float" office:value="0.929033" calcext:value-type="float">
            <text:p>0.929033</text:p>
          </table:table-cell>
          <table:table-cell table:formula="of:=MAX([.N154:.N159])" office:value-type="float" office:value="0.951733" calcext:value-type="float">
            <text:p>0.951733</text:p>
          </table:table-cell>
          <table:table-cell table:formula="of:=MAX([.O154:.O159])" office:value-type="float" office:value="0.869533" calcext:value-type="float">
            <text:p>0.869533</text:p>
          </table:table-cell>
          <table:table-cell table:formula="of:=MAX([.P154:.P159])" office:value-type="float" office:value="0.9265" calcext:value-type="float">
            <text:p>0.9265</text:p>
          </table:table-cell>
          <table:table-cell table:formula="of:=MAX([.Q154:.Q159])" office:value-type="float" office:value="0.9199" calcext:value-type="float">
            <text:p>0.9199</text:p>
          </table:table-cell>
          <table:table-cell table:formula="of:=MAX([.R154:.R159])" office:value-type="float" office:value="0.885467" calcext:value-type="float">
            <text:p>0.885467</text:p>
          </table:table-cell>
          <table:table-cell table:formula="of:=MAX([.S154:.S159])" office:value-type="float" office:value="0.9375" calcext:value-type="float">
            <text:p>0.9375</text:p>
          </table:table-cell>
        </table:table-row>
        <table:table-row table:style-name="ro1">
          <table:table-cell/>
          <table:table-cell table:formula="of:=LOOKUP(MAX([.B161:.S161]);[.B161:.S161];[.$B$5:.$S$5])" office:value-type="string" office:string-value="parts: 3 ngram: 3 alpha: 3" calcext:value-type="string">
            <text:p>parts: 3 ngram: 3 alpha: 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WAFER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WAFER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979528" calcext:value-type="float">
            <text:p>0.979528</text:p>
          </table:table-cell>
          <table:table-cell office:value-type="float" office:value="0.975585" calcext:value-type="float">
            <text:p>0.975585</text:p>
          </table:table-cell>
          <table:table-cell office:value-type="float" office:value="0.98312" calcext:value-type="float">
            <text:p>0.98312</text:p>
          </table:table-cell>
          <table:table-cell office:value-type="float" office:value="0.980556" calcext:value-type="float">
            <text:p>0.980556</text:p>
          </table:table-cell>
          <table:table-cell office:value-type="float" office:value="0.976811" calcext:value-type="float">
            <text:p>0.976811</text:p>
          </table:table-cell>
          <table:table-cell office:value-type="float" office:value="0.994128" calcext:value-type="float">
            <text:p>0.994128</text:p>
          </table:table-cell>
          <table:table-cell office:value-type="float" office:value="0.995014" calcext:value-type="float">
            <text:p>0.995014</text:p>
          </table:table-cell>
          <table:table-cell office:value-type="float" office:value="0.993485" calcext:value-type="float">
            <text:p>0.993485</text:p>
          </table:table-cell>
          <table:table-cell office:value-type="float" office:value="0.994093" calcext:value-type="float">
            <text:p>0.994093</text:p>
          </table:table-cell>
          <table:table-cell office:value-type="float" office:value="0.987981" calcext:value-type="float">
            <text:p>0.987981</text:p>
          </table:table-cell>
          <table:table-cell office:value-type="float" office:value="0.991596" calcext:value-type="float">
            <text:p>0.991596</text:p>
          </table:table-cell>
          <table:table-cell office:value-type="float" office:value="0.989609" calcext:value-type="float">
            <text:p>0.989609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0.989675" calcext:value-type="float">
            <text:p>0.989675</text:p>
          </table:table-cell>
          <table:table-cell office:value-type="float" office:value="0.993527" calcext:value-type="float">
            <text:p>0.993527</text:p>
          </table:table-cell>
          <table:table-cell office:value-type="float" office:value="0.994927" calcext:value-type="float">
            <text:p>0.99492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8961" calcext:value-type="float">
            <text:p>0.858961</text:p>
          </table:table-cell>
          <table:table-cell office:value-type="float" office:value="0.902771" calcext:value-type="float">
            <text:p>0.902771</text:p>
          </table:table-cell>
          <table:table-cell office:value-type="float" office:value="0.879189" calcext:value-type="float">
            <text:p>0.879189</text:p>
          </table:table-cell>
          <table:table-cell office:value-type="float" office:value="0.923232" calcext:value-type="float">
            <text:p>0.923232</text:p>
          </table:table-cell>
          <table:table-cell office:value-type="float" office:value="0.92176" calcext:value-type="float">
            <text:p>0.92176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97117" calcext:value-type="float">
            <text:p>0.97117</text:p>
          </table:table-cell>
          <table:table-cell office:value-type="float" office:value="0.974743" calcext:value-type="float">
            <text:p>0.974743</text:p>
          </table:table-cell>
          <table:table-cell office:value-type="float" office:value="0.971863" calcext:value-type="float">
            <text:p>0.971863</text:p>
          </table:table-cell>
          <table:table-cell office:value-type="float" office:value="0.975403" calcext:value-type="float">
            <text:p>0.975403</text:p>
          </table:table-cell>
          <table:table-cell office:value-type="float" office:value="0.928052" calcext:value-type="float">
            <text:p>0.928052</text:p>
          </table:table-cell>
          <table:table-cell office:value-type="float" office:value="0.951602" calcext:value-type="float">
            <text:p>0.951602</text:p>
          </table:table-cell>
          <table:table-cell office:value-type="float" office:value="0.952134" calcext:value-type="float">
            <text:p>0.952134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5398" calcext:value-type="float">
            <text:p>0.95398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970327" calcext:value-type="float">
            <text:p>0.970327</text:p>
          </table:table-cell>
          <table:table-cell office:value-type="float" office:value="0.977815" calcext:value-type="float">
            <text:p>0.97781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4747" calcext:value-type="float">
            <text:p>0.914747</text:p>
          </table:table-cell>
          <table:table-cell office:value-type="float" office:value="0.940393" calcext:value-type="float">
            <text:p>0.940393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52719" calcext:value-type="float">
            <text:p>0.952719</text:p>
          </table:table-cell>
          <table:table-cell office:value-type="float" office:value="0.950675" calcext:value-type="float">
            <text:p>0.950675</text:p>
          </table:table-cell>
          <table:table-cell office:value-type="float" office:value="0.925864" calcext:value-type="float">
            <text:p>0.925864</text:p>
          </table:table-cell>
          <table:table-cell office:value-type="float" office:value="0.982584" calcext:value-type="float">
            <text:p>0.982584</text:p>
          </table:table-cell>
          <table:table-cell office:value-type="float" office:value="0.98483" calcext:value-type="float">
            <text:p>0.98483</text:p>
          </table:table-cell>
          <table:table-cell office:value-type="float" office:value="0.982613" calcext:value-type="float">
            <text:p>0.982613</text:p>
          </table:table-cell>
          <table:table-cell office:value-type="float" office:value="0.984702" calcext:value-type="float">
            <text:p>0.984702</text:p>
          </table:table-cell>
          <table:table-cell office:value-type="float" office:value="0.957577" calcext:value-type="float">
            <text:p>0.957577</text:p>
          </table:table-cell>
          <table:table-cell office:value-type="float" office:value="0.971406" calcext:value-type="float">
            <text:p>0.971406</text:p>
          </table:table-cell>
          <table:table-cell office:value-type="float" office:value="0.970694" calcext:value-type="float">
            <text:p>0.970694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72893" calcext:value-type="float">
            <text:p>0.972893</text:p>
          </table:table-cell>
          <table:table-cell office:value-type="float" office:value="0.966022" calcext:value-type="float">
            <text:p>0.966022</text:p>
          </table:table-cell>
          <table:table-cell office:value-type="float" office:value="0.98186" calcext:value-type="float">
            <text:p>0.98186</text:p>
          </table:table-cell>
          <table:table-cell office:value-type="float" office:value="0.986335" calcext:value-type="float">
            <text:p>0.98633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4176" calcext:value-type="float">
            <text:p>0.974176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0.983157" calcext:value-type="float">
            <text:p>0.983157</text:p>
          </table:table-cell>
          <table:table-cell office:value-type="float" office:value="0.980504" calcext:value-type="float">
            <text:p>0.980504</text:p>
          </table:table-cell>
          <table:table-cell office:value-type="float" office:value="0.977015" calcext:value-type="float">
            <text:p>0.977015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3486" calcext:value-type="float">
            <text:p>0.993486</text:p>
          </table:table-cell>
          <table:table-cell office:value-type="float" office:value="0.994091" calcext:value-type="float">
            <text:p>0.994091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991625" calcext:value-type="float">
            <text:p>0.991625</text:p>
          </table:table-cell>
          <table:table-cell office:value-type="float" office:value="0.989624" calcext:value-type="float">
            <text:p>0.989624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0.989717" calcext:value-type="float">
            <text:p>0.989717</text:p>
          </table:table-cell>
          <table:table-cell office:value-type="float" office:value="0.993532" calcext:value-type="float">
            <text:p>0.993532</text:p>
          </table:table-cell>
          <table:table-cell office:value-type="float" office:value="0.994928" calcext:value-type="float">
            <text:p>0.99492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264S</text:p>
          </table:table-cell>
          <table:table-cell table:formula="of:=MAX([.B174:.B179])" office:value-type="float" office:value="0.974176" calcext:value-type="float">
            <text:p>0.974176</text:p>
          </table:table-cell>
          <table:table-cell table:formula="of:=MAX([.C174:.C179])" office:value-type="float" office:value="0.97962" calcext:value-type="float">
            <text:p>0.97962</text:p>
          </table:table-cell>
          <table:table-cell table:formula="of:=MAX([.D174:.D179])" office:value-type="float" office:value="0.975758" calcext:value-type="float">
            <text:p>0.975758</text:p>
          </table:table-cell>
          <table:table-cell table:formula="of:=MAX([.E174:.E179])" office:value-type="float" office:value="0.983157" calcext:value-type="float">
            <text:p>0.983157</text:p>
          </table:table-cell>
          <table:table-cell table:formula="of:=MAX([.F174:.F179])" office:value-type="float" office:value="0.980556" calcext:value-type="float">
            <text:p>0.980556</text:p>
          </table:table-cell>
          <table:table-cell table:formula="of:=MAX([.G174:.G179])" office:value-type="float" office:value="0.977015" calcext:value-type="float">
            <text:p>0.977015</text:p>
          </table:table-cell>
          <table:table-cell table:formula="of:=MAX([.H174:.H179])" office:value-type="float" office:value="0.994137" calcext:value-type="float">
            <text:p>0.994137</text:p>
          </table:table-cell>
          <table:table-cell table:formula="of:=MAX([.I174:.I179])" office:value-type="float" office:value="0.995021" calcext:value-type="float">
            <text:p>0.995021</text:p>
          </table:table-cell>
          <table:table-cell table:formula="of:=MAX([.J174:.J179])" office:value-type="float" office:value="0.993486" calcext:value-type="float">
            <text:p>0.993486</text:p>
          </table:table-cell>
          <table:table-cell table:formula="of:=MAX([.K174:.K179])" office:value-type="float" office:value="0.994093" calcext:value-type="float">
            <text:p>0.994093</text:p>
          </table:table-cell>
          <table:table-cell table:formula="of:=MAX([.L174:.L179])" office:value-type="float" office:value="0.988042" calcext:value-type="float">
            <text:p>0.988042</text:p>
          </table:table-cell>
          <table:table-cell table:formula="of:=MAX([.M174:.M179])" office:value-type="float" office:value="0.991625" calcext:value-type="float">
            <text:p>0.991625</text:p>
          </table:table-cell>
          <table:table-cell table:formula="of:=MAX([.N174:.N179])" office:value-type="float" office:value="0.989624" calcext:value-type="float">
            <text:p>0.989624</text:p>
          </table:table-cell>
          <table:table-cell table:formula="of:=MAX([.O174:.O179])" office:value-type="float" office:value="0.988089" calcext:value-type="float">
            <text:p>0.988089</text:p>
          </table:table-cell>
          <table:table-cell table:formula="of:=MAX([.P174:.P179])" office:value-type="float" office:value="0.992183" calcext:value-type="float">
            <text:p>0.992183</text:p>
          </table:table-cell>
          <table:table-cell table:formula="of:=MAX([.Q174:.Q179])" office:value-type="float" office:value="0.989717" calcext:value-type="float">
            <text:p>0.989717</text:p>
          </table:table-cell>
          <table:table-cell table:formula="of:=MAX([.R174:.R179])" office:value-type="float" office:value="0.993532" calcext:value-type="float">
            <text:p>0.993532</text:p>
          </table:table-cell>
          <table:table-cell table:formula="of:=MAX([.S174:.S179])" office:value-type="float" office:value="0.994928" calcext:value-type="float">
            <text:p>0.994928</text:p>
          </table:table-cell>
        </table:table-row>
        <table:table-row table:style-name="ro1">
          <table:table-cell/>
          <table:table-cell table:formula="of:=LOOKUP(MAX([.B181:.S181]);[.B181:.S181];[.$B$5:.$S$5])" office:value-type="string" office:string-value="parts: 3 ngram: 2 alpha: 5" calcext:value-type="string">
            <text:p>parts: 3 ngram: 2 alpha: 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INLINESKATE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INLINESKATE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2161" calcext:value-type="float">
            <text:p>0.812161</text:p>
          </table:table-cell>
          <table:table-cell office:value-type="float" office:value="0.811136" calcext:value-type="float">
            <text:p>0.811136</text:p>
          </table:table-cell>
          <table:table-cell office:value-type="float" office:value="0.820659" calcext:value-type="float">
            <text:p>0.820659</text:p>
          </table:table-cell>
          <table:table-cell office:value-type="float" office:value="0.80674" calcext:value-type="float">
            <text:p>0.80674</text:p>
          </table:table-cell>
          <table:table-cell office:value-type="float" office:value="0.807912" calcext:value-type="float">
            <text:p>0.807912</text:p>
          </table:table-cell>
          <table:table-cell office:value-type="float" office:value="0.805568" calcext:value-type="float">
            <text:p>0.80556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073" calcext:value-type="float">
            <text:p>0.820073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15238" calcext:value-type="float">
            <text:p>0.815238</text:p>
          </table:table-cell>
          <table:table-cell office:value-type="float" office:value="0.822271" calcext:value-type="float">
            <text:p>0.822271</text:p>
          </table:table-cell>
          <table:table-cell office:value-type="float" office:value="0.82359" calcext:value-type="float">
            <text:p>0.82359</text:p>
          </table:table-cell>
          <table:table-cell office:value-type="float" office:value="0.822564" calcext:value-type="float">
            <text:p>0.822564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817729" calcext:value-type="float">
            <text:p>0.817729</text:p>
          </table:table-cell>
          <table:table-cell office:value-type="float" office:value="0.821245" calcext:value-type="float">
            <text:p>0.821245</text:p>
          </table:table-cell>
          <table:table-cell office:value-type="float" office:value="0.82359" calcext:value-type="float">
            <text:p>0.8235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41133" calcext:value-type="float">
            <text:p>0.341133</text:p>
          </table:table-cell>
          <table:table-cell office:value-type="float" office:value="0.338875" calcext:value-type="float">
            <text:p>0.338875</text:p>
          </table:table-cell>
          <table:table-cell office:value-type="float" office:value="0.374939" calcext:value-type="float">
            <text:p>0.374939</text:p>
          </table:table-cell>
          <table:table-cell office:value-type="float" office:value="0.322618" calcext:value-type="float">
            <text:p>0.322618</text:p>
          </table:table-cell>
          <table:table-cell office:value-type="float" office:value="0.329493" calcext:value-type="float">
            <text:p>0.329493</text:p>
          </table:table-cell>
          <table:table-cell office:value-type="float" office:value="0.323558" calcext:value-type="float">
            <text:p>0.323558</text:p>
          </table:table-cell>
          <table:table-cell office:value-type="float" office:value="0.364584" calcext:value-type="float">
            <text:p>0.364584</text:p>
          </table:table-cell>
          <table:table-cell office:value-type="float" office:value="0.370545" calcext:value-type="float">
            <text:p>0.370545</text:p>
          </table:table-cell>
          <table:table-cell office:value-type="float" office:value="0.37726" calcext:value-type="float">
            <text:p>0.37726</text:p>
          </table:table-cell>
          <table:table-cell office:value-type="float" office:value="0.352919" calcext:value-type="float">
            <text:p>0.352919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383111" calcext:value-type="float">
            <text:p>0.383111</text:p>
          </table:table-cell>
          <table:table-cell office:value-type="float" office:value="0.378976" calcext:value-type="float">
            <text:p>0.378976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80128" calcext:value-type="float">
            <text:p>0.380128</text:p>
          </table:table-cell>
          <table:table-cell office:value-type="float" office:value="0.362284" calcext:value-type="float">
            <text:p>0.362284</text:p>
          </table:table-cell>
          <table:table-cell office:value-type="float" office:value="0.375554" calcext:value-type="float">
            <text:p>0.375554</text:p>
          </table:table-cell>
          <table:table-cell office:value-type="float" office:value="0.383892" calcext:value-type="float">
            <text:p>0.38389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42564" calcext:value-type="float">
            <text:p>0.342564</text:p>
          </table:table-cell>
          <table:table-cell office:value-type="float" office:value="0.338974" calcext:value-type="float">
            <text:p>0.338974</text:p>
          </table:table-cell>
          <table:table-cell office:value-type="float" office:value="0.372308" calcext:value-type="float">
            <text:p>0.372308</text:p>
          </table:table-cell>
          <table:table-cell office:value-type="float" office:value="0.32359" calcext:value-type="float">
            <text:p>0.32359</text:p>
          </table:table-cell>
          <table:table-cell office:value-type="float" office:value="0.327692" calcext:value-type="float">
            <text:p>0.327692</text:p>
          </table:table-cell>
          <table:table-cell office:value-type="float" office:value="0.319487" calcext:value-type="float">
            <text:p>0.319487</text:p>
          </table:table-cell>
          <table:table-cell office:value-type="float" office:value="0.363077" calcext:value-type="float">
            <text:p>0.363077</text:p>
          </table:table-cell>
          <table:table-cell office:value-type="float" office:value="0.370256" calcext:value-type="float">
            <text:p>0.370256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353333" calcext:value-type="float">
            <text:p>0.353333</text:p>
          </table:table-cell>
          <table:table-cell office:value-type="float" office:value="0.377949" calcext:value-type="float">
            <text:p>0.377949</text:p>
          </table:table-cell>
          <table:table-cell office:value-type="float" office:value="0.382564" calcext:value-type="float">
            <text:p>0.382564</text:p>
          </table:table-cell>
          <table:table-cell office:value-type="float" office:value="0.378974" calcext:value-type="float">
            <text:p>0.378974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8" calcext:value-type="float">
            <text:p>0.38</text:p>
          </table:table-cell>
          <table:table-cell office:value-type="float" office:value="0.362051" calcext:value-type="float">
            <text:p>0.362051</text:p>
          </table:table-cell>
          <table:table-cell office:value-type="float" office:value="0.374359" calcext:value-type="float">
            <text:p>0.374359</text:p>
          </table:table-cell>
          <table:table-cell office:value-type="float" office:value="0.382564" calcext:value-type="float">
            <text:p>0.38256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3.865S</text:p>
          </table:table-cell>
          <table:table-cell table:formula="of:=MAX([.B199:.B204])" office:value-type="float" office:value="0.812161" calcext:value-type="float">
            <text:p>0.812161</text:p>
          </table:table-cell>
          <table:table-cell table:formula="of:=MAX([.C199:.C204])" office:value-type="float" office:value="0.811136" calcext:value-type="float">
            <text:p>0.811136</text:p>
          </table:table-cell>
          <table:table-cell table:formula="of:=MAX([.D199:.D204])" office:value-type="float" office:value="0.820659" calcext:value-type="float">
            <text:p>0.820659</text:p>
          </table:table-cell>
          <table:table-cell table:formula="of:=MAX([.E199:.E204])" office:value-type="float" office:value="0.80674" calcext:value-type="float">
            <text:p>0.80674</text:p>
          </table:table-cell>
          <table:table-cell table:formula="of:=MAX([.F199:.F204])" office:value-type="float" office:value="0.807912" calcext:value-type="float">
            <text:p>0.807912</text:p>
          </table:table-cell>
          <table:table-cell table:formula="of:=MAX([.G199:.G204])" office:value-type="float" office:value="0.805568" calcext:value-type="float">
            <text:p>0.805568</text:p>
          </table:table-cell>
          <table:table-cell table:formula="of:=MAX([.H199:.H204])" office:value-type="float" office:value="0.818022" calcext:value-type="float">
            <text:p>0.818022</text:p>
          </table:table-cell>
          <table:table-cell table:formula="of:=MAX([.I199:.I204])" office:value-type="float" office:value="0.820073" calcext:value-type="float">
            <text:p>0.820073</text:p>
          </table:table-cell>
          <table:table-cell table:formula="of:=MAX([.J199:.J204])" office:value-type="float" office:value="0.820952" calcext:value-type="float">
            <text:p>0.820952</text:p>
          </table:table-cell>
          <table:table-cell table:formula="of:=MAX([.K199:.K204])" office:value-type="float" office:value="0.815238" calcext:value-type="float">
            <text:p>0.815238</text:p>
          </table:table-cell>
          <table:table-cell table:formula="of:=MAX([.L199:.L204])" office:value-type="float" office:value="0.822271" calcext:value-type="float">
            <text:p>0.822271</text:p>
          </table:table-cell>
          <table:table-cell table:formula="of:=MAX([.M199:.M204])" office:value-type="float" office:value="0.82359" calcext:value-type="float">
            <text:p>0.82359</text:p>
          </table:table-cell>
          <table:table-cell table:formula="of:=MAX([.N199:.N204])" office:value-type="float" office:value="0.822564" calcext:value-type="float">
            <text:p>0.822564</text:p>
          </table:table-cell>
          <table:table-cell table:formula="of:=MAX([.O199:.O204])" office:value-type="float" office:value="0.825495" calcext:value-type="float">
            <text:p>0.825495</text:p>
          </table:table-cell>
          <table:table-cell table:formula="of:=MAX([.P199:.P204])" office:value-type="float" office:value="0.822857" calcext:value-type="float">
            <text:p>0.822857</text:p>
          </table:table-cell>
          <table:table-cell table:formula="of:=MAX([.Q199:.Q204])" office:value-type="float" office:value="0.817729" calcext:value-type="float">
            <text:p>0.817729</text:p>
          </table:table-cell>
          <table:table-cell table:formula="of:=MAX([.R199:.R204])" office:value-type="float" office:value="0.821245" calcext:value-type="float">
            <text:p>0.821245</text:p>
          </table:table-cell>
          <table:table-cell table:formula="of:=MAX([.S199:.S204])" office:value-type="float" office:value="0.82359" calcext:value-type="float">
            <text:p>0.82359</text:p>
          </table:table-cell>
        </table:table-row>
        <table:table-row table:style-name="ro1">
          <table:table-cell/>
          <table:table-cell table:formula="of:=LOOKUP(MAX([.B206:.S206]);[.B206:.S206];[.$B$5:.$S$5])" office:value-type="string" office:string-value="parts: 5 ngram: 2 alpha: 11" calcext:value-type="string">
            <text:p>parts: 5 ngram: 2 alpha: 1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COUNTED for PATIENT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UNTED for PATIENT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3837" calcext:value-type="float">
            <text:p>0.543837</text:p>
          </table:table-cell>
          <table:table-cell office:value-type="float" office:value="0.572678" calcext:value-type="float">
            <text:p>0.572678</text:p>
          </table:table-cell>
          <table:table-cell office:value-type="float" office:value="0.497996" calcext:value-type="float">
            <text:p>0.497996</text:p>
          </table:table-cell>
          <table:table-cell office:value-type="float" office:value="0.563527" calcext:value-type="float">
            <text:p>0.563527</text:p>
          </table:table-cell>
          <table:table-cell office:value-type="float" office:value="0.547113" calcext:value-type="float">
            <text:p>0.547113</text:p>
          </table:table-cell>
          <table:table-cell office:value-type="float" office:value="0.478592" calcext:value-type="float">
            <text:p>0.478592</text:p>
          </table:table-cell>
          <table:table-cell office:value-type="float" office:value="0.506791" calcext:value-type="float">
            <text:p>0.506791</text:p>
          </table:table-cell>
          <table:table-cell office:value-type="float" office:value="0.554784" calcext:value-type="float">
            <text:p>0.554784</text:p>
          </table:table-cell>
          <table:table-cell office:value-type="float" office:value="0.521449" calcext:value-type="float">
            <text:p>0.521449</text:p>
          </table:table-cell>
          <table:table-cell office:value-type="float" office:value="0.49929" calcext:value-type="float">
            <text:p>0.49929</text:p>
          </table:table-cell>
          <table:table-cell office:value-type="float" office:value="0.46821" calcext:value-type="float">
            <text:p>0.46821</text:p>
          </table:table-cell>
          <table:table-cell office:value-type="float" office:value="0.491416" calcext:value-type="float">
            <text:p>0.491416</text:p>
          </table:table-cell>
          <table:table-cell office:value-type="float" office:value="0.519017" calcext:value-type="float">
            <text:p>0.519017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84325" calcext:value-type="float">
            <text:p>0.484325</text:p>
          </table:table-cell>
          <table:table-cell office:value-type="float" office:value="0.446522" calcext:value-type="float">
            <text:p>0.446522</text:p>
          </table:table-cell>
          <table:table-cell office:value-type="float" office:value="0.496341" calcext:value-type="float">
            <text:p>0.496341</text:p>
          </table:table-cell>
          <table:table-cell office:value-type="float" office:value="0.527119" calcext:value-type="float">
            <text:p>0.5271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93424" calcext:value-type="float">
            <text:p>0.493424</text:p>
          </table:table-cell>
          <table:table-cell office:value-type="float" office:value="0.561293" calcext:value-type="float">
            <text:p>0.561293</text:p>
          </table:table-cell>
          <table:table-cell office:value-type="float" office:value="0.48578" calcext:value-type="float">
            <text:p>0.48578</text:p>
          </table:table-cell>
          <table:table-cell office:value-type="float" office:value="0.551714" calcext:value-type="float">
            <text:p>0.551714</text:p>
          </table:table-cell>
          <table:table-cell office:value-type="float" office:value="0.536778" calcext:value-type="float">
            <text:p>0.536778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0.495359" calcext:value-type="float">
            <text:p>0.495359</text:p>
          </table:table-cell>
          <table:table-cell office:value-type="float" office:value="0.542134" calcext:value-type="float">
            <text:p>0.542134</text:p>
          </table:table-cell>
          <table:table-cell office:value-type="float" office:value="0.510855" calcext:value-type="float">
            <text:p>0.510855</text:p>
          </table:table-cell>
          <table:table-cell office:value-type="float" office:value="0.482403" calcext:value-type="float">
            <text:p>0.482403</text:p>
          </table:table-cell>
          <table:table-cell office:value-type="float" office:value="0.460978" calcext:value-type="float">
            <text:p>0.460978</text:p>
          </table:table-cell>
          <table:table-cell office:value-type="float" office:value="0.477047" calcext:value-type="float">
            <text:p>0.477047</text:p>
          </table:table-cell>
          <table:table-cell office:value-type="float" office:value="0.501001" calcext:value-type="float">
            <text:p>0.501001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74506" calcext:value-type="float">
            <text:p>0.474506</text:p>
          </table:table-cell>
          <table:table-cell office:value-type="float" office:value="0.435342" calcext:value-type="float">
            <text:p>0.435342</text:p>
          </table:table-cell>
          <table:table-cell office:value-type="float" office:value="0.487748" calcext:value-type="float">
            <text:p>0.487748</text:p>
          </table:table-cell>
          <table:table-cell office:value-type="float" office:value="0.516772" calcext:value-type="float">
            <text:p>0.51677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2163" calcext:value-type="float">
            <text:p>0.52163</text:p>
          </table:table-cell>
          <table:table-cell office:value-type="float" office:value="0.566529" calcext:value-type="float">
            <text:p>0.566529</text:p>
          </table:table-cell>
          <table:table-cell office:value-type="float" office:value="0.491385" calcext:value-type="float">
            <text:p>0.491385</text:p>
          </table:table-cell>
          <table:table-cell office:value-type="float" office:value="0.557436" calcext:value-type="float">
            <text:p>0.557436</text:p>
          </table:table-cell>
          <table:table-cell office:value-type="float" office:value="0.541328" calcext:value-type="float">
            <text:p>0.541328</text:p>
          </table:table-cell>
          <table:table-cell office:value-type="float" office:value="0.472745" calcext:value-type="float">
            <text:p>0.472745</text:p>
          </table:table-cell>
          <table:table-cell office:value-type="float" office:value="0.500507" calcext:value-type="float">
            <text:p>0.500507</text:p>
          </table:table-cell>
          <table:table-cell office:value-type="float" office:value="0.548324" calcext:value-type="float">
            <text:p>0.548324</text:p>
          </table:table-cell>
          <table:table-cell office:value-type="float" office:value="0.515407" calcext:value-type="float">
            <text:p>0.515407</text:p>
          </table:table-cell>
          <table:table-cell office:value-type="float" office:value="0.491122" calcext:value-type="float">
            <text:p>0.491122</text:p>
          </table:table-cell>
          <table:table-cell office:value-type="float" office:value="0.463221" calcext:value-type="float">
            <text:p>0.463221</text:p>
          </table:table-cell>
          <table:table-cell office:value-type="float" office:value="0.484131" calcext:value-type="float">
            <text:p>0.484131</text:p>
          </table:table-cell>
          <table:table-cell office:value-type="float" office:value="0.510436" calcext:value-type="float">
            <text:p>0.510436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78507" calcext:value-type="float">
            <text:p>0.478507</text:p>
          </table:table-cell>
          <table:table-cell office:value-type="float" office:value="0.440259" calcext:value-type="float">
            <text:p>0.440259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.521291" calcext:value-type="float">
            <text:p>0.52129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71839" calcext:value-type="float">
            <text:p>0.571839</text:p>
          </table:table-cell>
          <table:table-cell office:value-type="float" office:value="0.497126" calcext:value-type="float">
            <text:p>0.497126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" calcext:value-type="float">
            <text:p>0.5</text:p>
          </table:table-cell>
          <table:table-cell office:value-type="float" office:value="0.465517" calcext:value-type="float">
            <text:p>0.465517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445402" calcext:value-type="float">
            <text:p>0.445402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525862" calcext:value-type="float">
            <text:p>0.52586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999S</text:p>
          </table:table-cell>
          <table:table-cell table:formula="of:=MAX([.B218:.B223])" office:value-type="float" office:value="0.551724" calcext:value-type="float">
            <text:p>0.551724</text:p>
          </table:table-cell>
          <table:table-cell table:formula="of:=MAX([.C218:.C223])" office:value-type="float" office:value="0.572678" calcext:value-type="float">
            <text:p>0.572678</text:p>
          </table:table-cell>
          <table:table-cell table:formula="of:=MAX([.D218:.D223])" office:value-type="float" office:value="0.497996" calcext:value-type="float">
            <text:p>0.497996</text:p>
          </table:table-cell>
          <table:table-cell table:formula="of:=MAX([.E218:.E223])" office:value-type="float" office:value="0.563527" calcext:value-type="float">
            <text:p>0.563527</text:p>
          </table:table-cell>
          <table:table-cell table:formula="of:=MAX([.F218:.F223])" office:value-type="float" office:value="0.547113" calcext:value-type="float">
            <text:p>0.547113</text:p>
          </table:table-cell>
          <table:table-cell table:formula="of:=MAX([.G218:.G223])" office:value-type="float" office:value="0.478592" calcext:value-type="float">
            <text:p>0.478592</text:p>
          </table:table-cell>
          <table:table-cell table:formula="of:=MAX([.H218:.H223])" office:value-type="float" office:value="0.506791" calcext:value-type="float">
            <text:p>0.506791</text:p>
          </table:table-cell>
          <table:table-cell table:formula="of:=MAX([.I218:.I223])" office:value-type="float" office:value="0.554784" calcext:value-type="float">
            <text:p>0.554784</text:p>
          </table:table-cell>
          <table:table-cell table:formula="of:=MAX([.J218:.J223])" office:value-type="float" office:value="0.521449" calcext:value-type="float">
            <text:p>0.521449</text:p>
          </table:table-cell>
          <table:table-cell table:formula="of:=MAX([.K218:.K223])" office:value-type="float" office:value="0.5" calcext:value-type="float">
            <text:p>0.5</text:p>
          </table:table-cell>
          <table:table-cell table:formula="of:=MAX([.L218:.L223])" office:value-type="float" office:value="0.46821" calcext:value-type="float">
            <text:p>0.46821</text:p>
          </table:table-cell>
          <table:table-cell table:formula="of:=MAX([.M218:.M223])" office:value-type="float" office:value="0.491416" calcext:value-type="float">
            <text:p>0.491416</text:p>
          </table:table-cell>
          <table:table-cell table:formula="of:=MAX([.N218:.N223])" office:value-type="float" office:value="0.520115" calcext:value-type="float">
            <text:p>0.520115</text:p>
          </table:table-cell>
          <table:table-cell table:formula="of:=MAX([.O218:.O223])" office:value-type="float" office:value="0.58046" calcext:value-type="float">
            <text:p>0.58046</text:p>
          </table:table-cell>
          <table:table-cell table:formula="of:=MAX([.P218:.P223])" office:value-type="float" office:value="0.484325" calcext:value-type="float">
            <text:p>0.484325</text:p>
          </table:table-cell>
          <table:table-cell table:formula="of:=MAX([.Q218:.Q223])" office:value-type="float" office:value="0.446522" calcext:value-type="float">
            <text:p>0.446522</text:p>
          </table:table-cell>
          <table:table-cell table:formula="of:=MAX([.R218:.R223])" office:value-type="float" office:value="0.496341" calcext:value-type="float">
            <text:p>0.496341</text:p>
          </table:table-cell>
          <table:table-cell table:formula="of:=MAX([.S218:.S223])" office:value-type="float" office:value="0.527119" calcext:value-type="float">
            <text:p>0.527119</text:p>
          </table:table-cell>
        </table:table-row>
        <table:table-row table:style-name="ro1">
          <table:table-cell/>
          <table:table-cell table:formula="of:=LOOKUP(MAX([.B225:.S225]);[.B225:.S225];[.$B$5:.$S$5])" office:value-type="string" office:string-value="parts: 5 ngram: 2 alpha: 11" calcext:value-type="string">
            <text:p>parts: 5 ngram: 2 alpha: 11</text:p>
          </table:table-cell>
          <table:table-cell table:number-columns-repeated="17"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LOOKUP([.A1];[.$E$11:.$E$15];[.$F$11:.$F$15])" office:value-type="string" office:string-value="Ngram 2" calcext:value-type="string">
            <text:p>Ngram 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OKUP([.A2];[.$E$11:.$E$15];[.$F$11:.$F$15])" office:value-type="string" office:string-value="Ngram 2" calcext:value-type="string">
            <text:p>Ngram 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OKUP([.A3];[.$E$11:.$E$15];[.$F$11:.$F$15])" office:value-type="string" office:string-value="Ngram 2" calcext:value-type="string">
            <text:p>Ngram 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OKUP([.A4];[.$E$11:.$E$15];[.$F$11:.$F$15])" office:value-type="string" office:string-value="Ngram 2" calcext:value-type="string">
            <text:p>Ngram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OKUP([.A5];[.$E$11:.$E$15];[.$F$11:.$F$15])" office:value-type="string" office:string-value="Ngram 1" calcext:value-type="string">
            <text:p>Ngram 1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gram 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gram 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Ngram 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Ngram 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Ngram 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LOOKUP(MAX([.E11:.E15]);[.E11:.E15];[.F11:.F15])" office:value-type="string" office:string-value="Ngram 3" calcext:value-type="string">
            <text:p>Ngram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9:12:32.9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3:16:45.671000000</meta:creation-date>
    <dc:date>2015-10-03T22:26:00.682000000</dc:date>
    <meta:editing-duration>PT2H10M23S</meta:editing-duration>
    <meta:editing-cycles>7</meta:editing-cycles>
    <meta:generator>LibreOffice/4.4.1.2$Windows_x86 LibreOffice_project/45e2de17089c24a1fa810c8f975a7171ba4cd432</meta:generator>
    <meta:document-statistic meta:table-count="2" meta:cell-count="168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Counted GMEAN for ECG200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S15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S1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654649">
                <text:p>0.654649</text:p>
                <draw:g>
                  <svg:desc>Sheet1.B15:Sheet1.S15</svg:desc>
                </draw:g>
              </table:table-cell>
              <table:table-cell office:value-type="float" office:value="0.760965">
                <text:p>0.760965</text:p>
              </table:table-cell>
              <table:table-cell office:value-type="float" office:value="0.772744">
                <text:p>0.772744</text:p>
              </table:table-cell>
              <table:table-cell office:value-type="float" office:value="0.715914">
                <text:p>0.715914</text:p>
              </table:table-cell>
              <table:table-cell office:value-type="float" office:value="0.724898">
                <text:p>0.724898</text:p>
              </table:table-cell>
              <table:table-cell office:value-type="float" office:value="0.714588">
                <text:p>0.714588</text:p>
              </table:table-cell>
              <table:table-cell office:value-type="float" office:value="0.768845">
                <text:p>0.768845</text:p>
              </table:table-cell>
              <table:table-cell office:value-type="float" office:value="0.763833">
                <text:p>0.763833</text:p>
              </table:table-cell>
              <table:table-cell office:value-type="float" office:value="0.749781">
                <text:p>0.749781</text:p>
              </table:table-cell>
              <table:table-cell office:value-type="float" office:value="0.791482">
                <text:p>0.791482</text:p>
              </table:table-cell>
              <table:table-cell office:value-type="float" office:value="0.75384">
                <text:p>0.75384</text:p>
              </table:table-cell>
              <table:table-cell office:value-type="float" office:value="0.742586">
                <text:p>0.742586</text:p>
              </table:table-cell>
              <table:table-cell office:value-type="float" office:value="0.776246">
                <text:p>0.776246</text:p>
              </table:table-cell>
              <table:table-cell office:value-type="float" office:value="0.762291">
                <text:p>0.762291</text:p>
              </table:table-cell>
              <table:table-cell office:value-type="float" office:value="0.767657">
                <text:p>0.767657</text:p>
              </table:table-cell>
              <table:table-cell office:value-type="float" office:value="0.751527">
                <text:p>0.751527</text:p>
              </table:table-cell>
              <table:table-cell office:value-type="float" office:value="0.746122">
                <text:p>0.746122</text:p>
              </table:table-cell>
              <table:table-cell office:value-type="float" office:value="0.763991">
                <text:p>0.763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Counted GMEAN for INLINESKATE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203:Sheet1.S203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3:Sheet1.S203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203:Sheet1.S20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unted GMEAN for PATIENT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222:Sheet1.S222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22:Sheet1.S222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52163">
                <text:p>0.52163</text:p>
                <draw:g>
                  <svg:desc>Sheet1.B222:Sheet1.S222</svg:desc>
                </draw:g>
              </table:table-cell>
              <table:table-cell office:value-type="float" office:value="0.566529">
                <text:p>0.566529</text:p>
              </table:table-cell>
              <table:table-cell office:value-type="float" office:value="0.491385">
                <text:p>0.491385</text:p>
              </table:table-cell>
              <table:table-cell office:value-type="float" office:value="0.557436">
                <text:p>0.557436</text:p>
              </table:table-cell>
              <table:table-cell office:value-type="float" office:value="0.541328">
                <text:p>0.541328</text:p>
              </table:table-cell>
              <table:table-cell office:value-type="float" office:value="0.472745">
                <text:p>0.472745</text:p>
              </table:table-cell>
              <table:table-cell office:value-type="float" office:value="0.500507">
                <text:p>0.500507</text:p>
              </table:table-cell>
              <table:table-cell office:value-type="float" office:value="0.548324">
                <text:p>0.548324</text:p>
              </table:table-cell>
              <table:table-cell office:value-type="float" office:value="0.515407">
                <text:p>0.515407</text:p>
              </table:table-cell>
              <table:table-cell office:value-type="float" office:value="0.491122">
                <text:p>0.491122</text:p>
              </table:table-cell>
              <table:table-cell office:value-type="float" office:value="0.463221">
                <text:p>0.463221</text:p>
              </table:table-cell>
              <table:table-cell office:value-type="float" office:value="0.484131">
                <text:p>0.484131</text:p>
              </table:table-cell>
              <table:table-cell office:value-type="float" office:value="0.510436">
                <text:p>0.510436</text:p>
              </table:table-cell>
              <table:table-cell office:value-type="float" office:value="0.569931">
                <text:p>0.569931</text:p>
              </table:table-cell>
              <table:table-cell office:value-type="float" office:value="0.478507">
                <text:p>0.478507</text:p>
              </table:table-cell>
              <table:table-cell office:value-type="float" office:value="0.440259">
                <text:p>0.440259</text:p>
              </table:table-cell>
              <table:table-cell office:value-type="float" office:value="0.490989">
                <text:p>0.490989</text:p>
              </table:table-cell>
              <table:table-cell office:value-type="float" office:value="0.521291">
                <text:p>0.5212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6cm" chart:style-name="ch2">
          <text:p>Counted GMEAN for ECGFIVEDAY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35:Sheet1.S3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5:Sheet1.S3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16742">
                <text:p>0.816742</text:p>
                <draw:g>
                  <svg:desc>Sheet1.B35:Sheet1.S35</svg:desc>
                </draw:g>
              </table:table-cell>
              <table:table-cell office:value-type="float" office:value="0.881222">
                <text:p>0.881222</text:p>
              </table:table-cell>
              <table:table-cell office:value-type="float" office:value="0.892911">
                <text:p>0.892911</text:p>
              </table:table-cell>
              <table:table-cell office:value-type="float" office:value="0.83371">
                <text:p>0.83371</text:p>
              </table:table-cell>
              <table:table-cell office:value-type="float" office:value="0.90083">
                <text:p>0.90083</text:p>
              </table:table-cell>
              <table:table-cell office:value-type="float" office:value="0.903092">
                <text:p>0.903092</text:p>
              </table:table-cell>
              <table:table-cell office:value-type="float" office:value="0.871041">
                <text:p>0.871041</text:p>
              </table:table-cell>
              <table:table-cell office:value-type="float" office:value="0.91365">
                <text:p>0.91365</text:p>
              </table:table-cell>
              <table:table-cell office:value-type="float" office:value="0.9046">
                <text:p>0.9046</text:p>
              </table:table-cell>
              <table:table-cell office:value-type="float" office:value="0.9046">
                <text:p>0.9046</text:p>
              </table:table-cell>
              <table:table-cell office:value-type="float" office:value="0.941176">
                <text:p>0.941176</text:p>
              </table:table-cell>
              <table:table-cell office:value-type="float" office:value="0.967572">
                <text:p>0.967572</text:p>
              </table:table-cell>
              <table:table-cell office:value-type="float" office:value="0.97549">
                <text:p>0.97549</text:p>
              </table:table-cell>
              <table:table-cell office:value-type="float" office:value="0.940422">
                <text:p>0.940422</text:p>
              </table:table-cell>
              <table:table-cell office:value-type="float" office:value="0.973228">
                <text:p>0.973228</text:p>
              </table:table-cell>
              <table:table-cell office:value-type="float" office:value="0.974736">
                <text:p>0.974736</text:p>
              </table:table-cell>
              <table:table-cell office:value-type="float" office:value="0.899321">
                <text:p>0.899321</text:p>
              </table:table-cell>
              <table:table-cell office:value-type="float" office:value="0.909879">
                <text:p>0.909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Counted GMEAN for TWOLEADECG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55:Sheet1.S5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5:Sheet1.S5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3276">
                <text:p>0.83276</text:p>
                <draw:g>
                  <svg:desc>Sheet1.B55:Sheet1.S55</svg:desc>
                </draw:g>
              </table:table-cell>
              <table:table-cell office:value-type="float" office:value="0.940046">
                <text:p>0.940046</text:p>
              </table:table-cell>
              <table:table-cell office:value-type="float" office:value="0.977051">
                <text:p>0.977051</text:p>
              </table:table-cell>
              <table:table-cell office:value-type="float" office:value="0.862306">
                <text:p>0.862306</text:p>
              </table:table-cell>
              <table:table-cell office:value-type="float" office:value="0.938325">
                <text:p>0.938325</text:p>
              </table:table-cell>
              <table:table-cell office:value-type="float" office:value="0.978199">
                <text:p>0.978199</text:p>
              </table:table-cell>
              <table:table-cell office:value-type="float" office:value="0.859151">
                <text:p>0.859151</text:p>
              </table:table-cell>
              <table:table-cell office:value-type="float" office:value="0.943775">
                <text:p>0.943775</text:p>
              </table:table-cell>
              <table:table-cell office:value-type="float" office:value="0.968732">
                <text:p>0.968732</text:p>
              </table:table-cell>
              <table:table-cell office:value-type="float" office:value="0.855422">
                <text:p>0.855422</text:p>
              </table:table-cell>
              <table:table-cell office:value-type="float" office:value="0.928858">
                <text:p>0.928858</text:p>
              </table:table-cell>
              <table:table-cell office:value-type="float" office:value="0.91136">
                <text:p>0.91136</text:p>
              </table:table-cell>
              <table:table-cell office:value-type="float" office:value="0.832473">
                <text:p>0.832473</text:p>
              </table:table-cell>
              <table:table-cell office:value-type="float" office:value="0.919679">
                <text:p>0.919679</text:p>
              </table:table-cell>
              <table:table-cell office:value-type="float" office:value="0.920826">
                <text:p>0.920826</text:p>
              </table:table-cell>
              <table:table-cell office:value-type="float" office:value="0.836776">
                <text:p>0.836776</text:p>
              </table:table-cell>
              <table:table-cell office:value-type="float" office:value="0.965577">
                <text:p>0.965577</text:p>
              </table:table-cell>
              <table:table-cell office:value-type="float" office:value="0.935456">
                <text:p>0.935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Counted GMEAN for YOGA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75:Sheet1.S75" chart:data-source-has-labels="both" svg:x="0.32cm" svg:y="1.275cm" svg:width="13.176cm" svg:height="7.545cm">
          <chartooo:coordinate-region svg:x="2.928cm" svg:y="1.275cm" svg:width="10.568cm" svg:height="3.896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S7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663492">
                <text:p>0.663492</text:p>
                <draw:g>
                  <svg:desc>Sheet1.B75:Sheet1.S75</svg:desc>
                </draw:g>
              </table:table-cell>
              <table:table-cell office:value-type="float" office:value="0.762525">
                <text:p>0.762525</text:p>
              </table:table-cell>
              <table:table-cell office:value-type="float" office:value="0.772712">
                <text:p>0.772712</text:p>
              </table:table-cell>
              <table:table-cell office:value-type="float" office:value="0.704738">
                <text:p>0.704738</text:p>
              </table:table-cell>
              <table:table-cell office:value-type="float" office:value="0.762228">
                <text:p>0.762228</text:p>
              </table:table-cell>
              <table:table-cell office:value-type="float" office:value="0.742842">
                <text:p>0.742842</text:p>
              </table:table-cell>
              <table:table-cell office:value-type="float" office:value="0.789715">
                <text:p>0.789715</text:p>
              </table:table-cell>
              <table:table-cell office:value-type="float" office:value="0.807386">
                <text:p>0.807386</text:p>
              </table:table-cell>
              <table:table-cell office:value-type="float" office:value="0.808656">
                <text:p>0.808656</text:p>
              </table:table-cell>
              <table:table-cell office:value-type="float" office:value="0.803327">
                <text:p>0.803327</text:p>
              </table:table-cell>
              <table:table-cell office:value-type="float" office:value="0.8094">
                <text:p>0.8094</text:p>
              </table:table-cell>
              <table:table-cell office:value-type="float" office:value="0.835084">
                <text:p>0.835084</text:p>
              </table:table-cell>
              <table:table-cell office:value-type="float" office:value="0.832431">
                <text:p>0.832431</text:p>
              </table:table-cell>
              <table:table-cell office:value-type="float" office:value="0.824221">
                <text:p>0.824221</text:p>
              </table:table-cell>
              <table:table-cell office:value-type="float" office:value="0.83449">
                <text:p>0.83449</text:p>
              </table:table-cell>
              <table:table-cell office:value-type="float" office:value="0.830304">
                <text:p>0.830304</text:p>
              </table:table-cell>
              <table:table-cell office:value-type="float" office:value="0.791146">
                <text:p>0.791146</text:p>
              </table:table-cell>
              <table:table-cell office:value-type="float" office:value="0.802546">
                <text:p>0.802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Counted GMEAN for MOTESTRAIN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95:Sheet1.S9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5:Sheet1.S9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707326">
                <text:p>0.707326</text:p>
                <draw:g>
                  <svg:desc>Sheet1.B95:Sheet1.S95</svg:desc>
                </draw:g>
              </table:table-cell>
              <table:table-cell office:value-type="float" office:value="0.835661">
                <text:p>0.835661</text:p>
              </table:table-cell>
              <table:table-cell office:value-type="float" office:value="0.853181">
                <text:p>0.853181</text:p>
              </table:table-cell>
              <table:table-cell office:value-type="float" office:value="0.75806">
                <text:p>0.75806</text:p>
              </table:table-cell>
              <table:table-cell office:value-type="float" office:value="0.853062">
                <text:p>0.853062</text:p>
              </table:table-cell>
              <table:table-cell office:value-type="float" office:value="0.847708">
                <text:p>0.847708</text:p>
              </table:table-cell>
              <table:table-cell office:value-type="float" office:value="0.912722">
                <text:p>0.912722</text:p>
              </table:table-cell>
              <table:table-cell office:value-type="float" office:value="0.919657">
                <text:p>0.919657</text:p>
              </table:table-cell>
              <table:table-cell office:value-type="float" office:value="0.909031">
                <text:p>0.909031</text:p>
              </table:table-cell>
              <table:table-cell office:value-type="float" office:value="0.901934">
                <text:p>0.901934</text:p>
              </table:table-cell>
              <table:table-cell office:value-type="float" office:value="0.904692">
                <text:p>0.904692</text:p>
              </table:table-cell>
              <table:table-cell office:value-type="float" office:value="0.916252">
                <text:p>0.916252</text:p>
              </table:table-cell>
              <table:table-cell office:value-type="float" office:value="0.907734">
                <text:p>0.907734</text:p>
              </table:table-cell>
              <table:table-cell office:value-type="float" office:value="0.91114">
                <text:p>0.91114</text:p>
              </table:table-cell>
              <table:table-cell office:value-type="float" office:value="0.915682">
                <text:p>0.915682</text:p>
              </table:table-cell>
              <table:table-cell office:value-type="float" office:value="0.914021">
                <text:p>0.914021</text:p>
              </table:table-cell>
              <table:table-cell office:value-type="float" office:value="0.906435">
                <text:p>0.906435</text:p>
              </table:table-cell>
              <table:table-cell office:value-type="float" office:value="0.916535">
                <text:p>0.916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Counted GMEAN for ITALYPOWERDEMAND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15:Sheet1.S115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5:Sheet1.S115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807875">
                <text:p>0.807875</text:p>
                <draw:g>
                  <svg:desc>Sheet1.B115:Sheet1.S115</svg:desc>
                </draw:g>
              </table:table-cell>
              <table:table-cell office:value-type="float" office:value="0.844585">
                <text:p>0.844585</text:p>
              </table:table-cell>
              <table:table-cell office:value-type="float" office:value="0.819349">
                <text:p>0.819349</text:p>
              </table:table-cell>
              <table:table-cell office:value-type="float" office:value="0.808173">
                <text:p>0.808173</text:p>
              </table:table-cell>
              <table:table-cell office:value-type="float" office:value="0.847326">
                <text:p>0.847326</text:p>
              </table:table-cell>
              <table:table-cell office:value-type="float" office:value="0.822101">
                <text:p>0.822101</text:p>
              </table:table-cell>
              <table:table-cell office:value-type="float" office:value="0.935229">
                <text:p>0.935229</text:p>
              </table:table-cell>
              <table:table-cell office:value-type="float" office:value="0.918799">
                <text:p>0.918799</text:p>
              </table:table-cell>
              <table:table-cell office:value-type="float" office:value="0.912405">
                <text:p>0.912405</text:p>
              </table:table-cell>
              <table:table-cell office:value-type="float" office:value="0.933708">
                <text:p>0.933708</text:p>
              </table:table-cell>
              <table:table-cell office:value-type="float" office:value="0.926103">
                <text:p>0.926103</text:p>
              </table:table-cell>
              <table:table-cell office:value-type="float" office:value="0.942202">
                <text:p>0.942202</text:p>
              </table:table-cell>
              <table:table-cell office:value-type="float" office:value="0.943142">
                <text:p>0.943142</text:p>
              </table:table-cell>
              <table:table-cell office:value-type="float" office:value="0.935207">
                <text:p>0.935207</text:p>
              </table:table-cell>
              <table:table-cell office:value-type="float" office:value="0.939758">
                <text:p>0.939758</text:p>
              </table:table-cell>
              <table:table-cell office:value-type="float" office:value="0.945871">
                <text:p>0.945871</text:p>
              </table:table-cell>
              <table:table-cell office:value-type="float" office:value="0.895685">
                <text:p>0.895685</text:p>
              </table:table-cell>
              <table:table-cell office:value-type="float" office:value="0.915148">
                <text:p>0.9151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82cm" svg:y="0.316cm" chart:style-name="ch2">
          <text:p>Counted GMEAN for CHLORINECONCENTRATION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36:Sheet1.S136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6:Sheet1.S136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36:Sheet1.S1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65cm" svg:y="0.316cm" chart:style-name="ch2">
          <text:p>Counted GMEAN for TWOPATTERNS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58:Sheet1.S158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8:Sheet1.S158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8:Sheet1.S1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86cm" svg:y="0.316cm" chart:style-name="ch2">
          <text:p>Counted GMEAN for WAFER</text:p>
        </chart:title>
        <chart:legend chart:legend-position="end" svg:x="13.816cm" svg:y="4.201cm" style:legend-expansion="high" chart:style-name="ch3"/>
        <chart:plot-area chart:style-name="ch4" table:cell-range-address="Sheet1.B5:Sheet1.S5 Sheet1.A15:Sheet1.A15 Sheet1.B178:Sheet1.S178" chart:data-source-has-labels="both" svg:x="0.32cm" svg:y="1.275cm" svg:width="13.176cm" svg:height="7.545cm">
          <chartooo:coordinate-region svg:x="2.928cm" svg:y="1.275cm" svg:width="10.568cm" svg:height="3.897cm"/>
          <chart:axis chart:dimension="x" chart:name="primary-x" chart:style-name="ch5" chartooo:axis-type="auto">
            <chartooo:date-scale/>
            <chart:categories table:cell-range-address="Sheet1.B5:Sheet1.S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78:Sheet1.S178" chart:label-cell-address="Sheet1.A15:Sheet1.A1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 ngram: 2 alpha: 3</text:p>
                <draw:g>
                  <svg:desc>Sheet1.B5:Sheet1.S5</svg:desc>
                </draw:g>
              </table:table-cell>
              <table:table-cell office:value-type="string">
                <text:p>parts: 1 ngram: 2 alpha: 5</text:p>
              </table:table-cell>
              <table:table-cell office:value-type="string">
                <text:p>parts: 1 ngram: 2 alpha: 11</text:p>
              </table:table-cell>
              <table:table-cell office:value-type="string">
                <text:p>parts: 1 ngram: 3 alpha: 3</text:p>
              </table:table-cell>
              <table:table-cell office:value-type="string">
                <text:p>parts: 1 ngram: 3 alpha: 5</text:p>
              </table:table-cell>
              <table:table-cell office:value-type="string">
                <text:p>parts: 1 ngram: 3 alpha: 11</text:p>
              </table:table-cell>
              <table:table-cell office:value-type="string">
                <text:p>parts: 3 ngram: 2 alpha: 3</text:p>
              </table:table-cell>
              <table:table-cell office:value-type="string">
                <text:p>parts: 3 ngram: 2 alpha: 5</text:p>
              </table:table-cell>
              <table:table-cell office:value-type="string">
                <text:p>parts: 3 ngram: 2 alpha: 11</text:p>
              </table:table-cell>
              <table:table-cell office:value-type="string">
                <text:p>parts: 3 ngram: 3 alpha: 3</text:p>
              </table:table-cell>
              <table:table-cell office:value-type="string">
                <text:p>parts: 5 ngram: 3 alpha: 11</text:p>
              </table:table-cell>
              <table:table-cell office:value-type="string">
                <text:p>parts: 5 ngram: 3 alpha: 5</text:p>
              </table:table-cell>
              <table:table-cell office:value-type="string">
                <text:p>parts: 5 ngram: 3 alpha: 3</text:p>
              </table:table-cell>
              <table:table-cell office:value-type="string">
                <text:p>parts: 5 ngram: 2 alpha: 11</text:p>
              </table:table-cell>
              <table:table-cell office:value-type="string">
                <text:p>parts: 5 ngram: 2 alpha: 5</text:p>
              </table:table-cell>
              <table:table-cell office:value-type="string">
                <text:p>parts: 5 ngram: 2 alpha: 3</text:p>
              </table:table-cell>
              <table:table-cell office:value-type="string">
                <text:p>parts: 3 ngram: 3 alpha: 11</text:p>
              </table:table-cell>
              <table:table-cell office:value-type="string">
                <text:p>parts: 3 ngram: 3 alpha: 5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5:Sheet1.A15</svg:desc>
                </draw:g>
              </table:table-cell>
              <table:table-cell office:value-type="float" office:value="0.914747">
                <text:p>0.914747</text:p>
                <draw:g>
                  <svg:desc>Sheet1.B178:Sheet1.S178</svg:desc>
                </draw:g>
              </table:table-cell>
              <table:table-cell office:value-type="float" office:value="0.940393">
                <text:p>0.940393</text:p>
              </table:table-cell>
              <table:table-cell office:value-type="float" office:value="0.926214">
                <text:p>0.926214</text:p>
              </table:table-cell>
              <table:table-cell office:value-type="float" office:value="0.952719">
                <text:p>0.952719</text:p>
              </table:table-cell>
              <table:table-cell office:value-type="float" office:value="0.950675">
                <text:p>0.950675</text:p>
              </table:table-cell>
              <table:table-cell office:value-type="float" office:value="0.925864">
                <text:p>0.925864</text:p>
              </table:table-cell>
              <table:table-cell office:value-type="float" office:value="0.982584">
                <text:p>0.982584</text:p>
              </table:table-cell>
              <table:table-cell office:value-type="float" office:value="0.98483">
                <text:p>0.98483</text:p>
              </table:table-cell>
              <table:table-cell office:value-type="float" office:value="0.982613">
                <text:p>0.982613</text:p>
              </table:table-cell>
              <table:table-cell office:value-type="float" office:value="0.984702">
                <text:p>0.984702</text:p>
              </table:table-cell>
              <table:table-cell office:value-type="float" office:value="0.957577">
                <text:p>0.957577</text:p>
              </table:table-cell>
              <table:table-cell office:value-type="float" office:value="0.971406">
                <text:p>0.971406</text:p>
              </table:table-cell>
              <table:table-cell office:value-type="float" office:value="0.970694">
                <text:p>0.970694</text:p>
              </table:table-cell>
              <table:table-cell office:value-type="float" office:value="0.957603">
                <text:p>0.957603</text:p>
              </table:table-cell>
              <table:table-cell office:value-type="float" office:value="0.972893">
                <text:p>0.972893</text:p>
              </table:table-cell>
              <table:table-cell office:value-type="float" office:value="0.966022">
                <text:p>0.966022</text:p>
              </table:table-cell>
              <table:table-cell office:value-type="float" office:value="0.98186">
                <text:p>0.98186</text:p>
              </table:table-cell>
              <table:table-cell office:value-type="float" office:value="0.986335">
                <text:p>0.9863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